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/>
    <style:font-face style:name="Calibri1" svg:font-family="Calibri" style:font-family-generic="swiss"/>
    <style:font-face style:name="Calibri3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4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ula1" style:family="table">
      <style:table-properties style:width="26.9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.A" style:family="table-column">
      <style:table-column-properties style:column-width="5.987cm"/>
    </style:style>
    <style:style style:name="Taula1.B" style:family="table-column">
      <style:table-column-properties style:column-width="7.001cm"/>
    </style:style>
    <style:style style:name="Taula1.D" style:family="table-column">
      <style:table-column-properties style:column-width="3cm"/>
    </style:style>
    <style:style style:name="Taula1.E" style:family="table-column">
      <style:table-column-properties style:column-width="1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b3b3b3" fo:padding="0.097cm" fo:border="0.05pt solid #000000" style:writing-mode="lr-tb">
        <style:background-image/>
      </style:table-cell-properties>
    </style:style>
    <style:style style:name="Taula1.A2" style:family="table-cell">
      <style:table-cell-properties style:vertical-align="top" fo:background-color="#b3b3b3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H3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H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A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17" style:family="table-row">
      <style:table-row-properties fo:background-color="transparent" fo:keep-together="auto">
        <style:background-image/>
      </style:table-row-properties>
    </style:style>
    <style:style style:name="Taula1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C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C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C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C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4" style:family="paragraph" style:parent-style-name="Header">
      <style:text-properties fo:font-size="8pt" officeooo:rsid="0048d237" officeooo:paragraph-rsid="005bc7a2" style:font-size-asian="8pt" style:font-size-complex="8pt"/>
    </style:style>
    <style:style style:name="P5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5bc7a2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5bc7a2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5bc7a2" style:font-size-asian="10pt" style:font-size-complex="10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5bc7a2"/>
    </style:style>
    <style:style style:name="P9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6282b9"/>
    </style:style>
    <style:style style:name="P10" style:family="paragraph" style:parent-style-name="Standard">
      <style:paragraph-properties style:snap-to-layout-grid="false"/>
      <style:text-properties fo:color="#000000" style:font-name="Calibri" fo:font-size="9pt" fo:language="ca" fo:country="ES" style:font-size-asian="9pt" style:font-name-complex="Calibri"/>
    </style:style>
    <style:style style:name="P11" style:family="paragraph" style:parent-style-name="Standard">
      <style:paragraph-properties style:snap-to-layout-grid="false"/>
      <style:text-properties fo:color="#000000" style:font-name="Calibri" fo:font-size="9pt" fo:language="ca" fo:country="ES" officeooo:paragraph-rsid="010cd0f2" style:font-size-asian="9pt" style:font-name-complex="Calibri"/>
    </style:style>
    <style:style style:name="P12" style:family="paragraph" style:parent-style-name="Standard">
      <style:paragraph-properties fo:line-height="110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429f6" style:font-name-asian="Arial" style:font-size-asian="9pt" style:font-weight-asian="normal" style:font-name-complex="Calibri" style:font-weight-complex="normal"/>
    </style:style>
    <style:style style:name="P13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429f6" style:font-name-asian="Arial" style:font-size-asian="9pt" style:font-weight-asian="normal" style:font-name-complex="Calibri" style:font-weight-complex="normal"/>
    </style:style>
    <style:style style:name="P14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8f519" style:font-name-asian="Arial" style:font-size-asian="9pt" style:font-weight-asian="normal" style:font-name-complex="Calibri" style:font-weight-complex="normal"/>
    </style:style>
    <style:style style:name="P15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96528" style:font-name-asian="Arial" style:font-size-asian="9pt" style:font-weight-asian="normal" style:font-name-complex="Calibri" style:font-weight-complex="normal"/>
    </style:style>
    <style:style style:name="P16" style:family="paragraph" style:parent-style-name="Standard">
      <style:paragraph-properties fo:line-height="110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c7891" style:font-name-asian="Arial" style:font-size-asian="9pt" style:font-weight-asian="normal" style:font-name-complex="Calibri" style:font-size-complex="9pt" style:font-weight-complex="normal"/>
    </style:style>
    <style:style style:name="P17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96528" style:font-name-asian="Arial" style:font-size-asian="9pt" style:font-weight-asian="normal" style:font-name-complex="Calibri" style:font-size-complex="9pt" style:font-weight-complex="normal"/>
    </style:style>
    <style:style style:name="P18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429f6" style:font-name-asian="Arial" style:font-size-asian="9pt" style:font-weight-asian="normal" style:font-name-complex="Calibri" style:font-size-complex="9pt" style:font-weight-complex="normal"/>
    </style:style>
    <style:style style:name="P19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1" fo:font-size="9pt" fo:language="ca" fo:country="ES" fo:font-weight="normal" officeooo:paragraph-rsid="007429f6" style:font-name-asian="Arial" style:font-size-asian="9pt" style:font-weight-asian="normal" style:font-name-complex="Calibri" style:font-size-complex="9pt" style:font-weight-complex="normal"/>
    </style:style>
    <style:style style:name="P20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1" fo:font-size="9pt" fo:language="ca" fo:country="ES" fo:font-weight="normal" officeooo:paragraph-rsid="007429f6" style:font-name-asian="Arial" style:font-size-asian="9pt" style:font-weight-asian="normal" style:font-name-complex="Calibri" style:font-size-complex="9pt" style:font-weight-complex="normal"/>
    </style:style>
    <style:style style:name="P21" style:family="paragraph" style:parent-style-name="Standard">
      <style:text-properties style:font-name="Calibri" fo:font-size="9pt" fo:language="ca" fo:country="ES" style:font-size-asian="9pt" style:font-name-complex="Calibri"/>
    </style:style>
    <style:style style:name="P22" style:family="paragraph" style:parent-style-name="Standard">
      <style:paragraph-properties style:snap-to-layout-grid="false"/>
      <style:text-properties style:font-name="Calibri" fo:font-size="9pt" fo:language="ca" fo:country="ES" officeooo:paragraph-rsid="007429f6" style:font-size-asian="9pt" style:font-name-complex="Calibri"/>
    </style:style>
    <style:style style:name="P23" style:family="paragraph" style:parent-style-name="Standard">
      <style:paragraph-properties fo:line-height="110%" style:text-autospace="none" style:snap-to-layout-grid="false"/>
      <style:text-properties style:font-name="Calibri" fo:font-size="9pt" fo:language="ca" fo:country="ES" officeooo:paragraph-rsid="007429f6" style:font-name-asian="Garamond" style:font-size-asian="9pt" style:font-name-complex="Calibri"/>
    </style:style>
    <style:style style:name="P24" style:family="paragraph" style:parent-style-name="Standard">
      <style:paragraph-properties fo:line-height="110%" style:text-autospace="none"/>
      <style:text-properties style:font-name="Calibri" fo:font-size="9pt" fo:language="ca" fo:country="ES" officeooo:paragraph-rsid="007429f6" style:font-name-asian="Garamond" style:font-size-asian="9pt" style:font-name-complex="Calibri"/>
    </style:style>
    <style:style style:name="P25" style:family="paragraph" style:parent-style-name="Standard">
      <style:paragraph-properties fo:line-height="110%" fo:text-align="justify" style:justify-single-word="false" style:text-autospace="none" style:snap-to-layout-grid="false"/>
      <style:text-properties style:font-name="Calibri" fo:font-size="9pt" fo:language="ca" fo:country="ES" fo:font-weight="normal" officeooo:paragraph-rsid="007429f6" style:font-name-asian="Garamond" style:font-size-asian="9pt" style:font-weight-asian="normal" style:font-name-complex="Calibri" style:font-weight-complex="normal"/>
    </style:style>
    <style:style style:name="P26" style:family="paragraph" style:parent-style-name="Standard">
      <style:paragraph-properties fo:line-height="110%" style:text-autospace="none"/>
      <style:text-properties officeooo:paragraph-rsid="007429f6"/>
    </style:style>
    <style:style style:name="P27" style:family="paragraph" style:parent-style-name="Standard">
      <style:text-properties fo:font-size="8pt" fo:language="ca" fo:country="ES" officeooo:rsid="0048d237" style:font-size-asian="8pt" style:font-size-complex="8pt"/>
    </style:style>
    <style:style style:name="P28" style:family="paragraph" style:parent-style-name="_33__20_gris">
      <style:text-properties style:font-name="Calibri" fo:font-size="9pt" fo:language="ca" fo:country="ES" fo:font-weight="bold" officeooo:rsid="0047fe6d" officeooo:paragraph-rsid="0047fe6d" style:letter-kerning="true" style:font-name-asian="SimSun1" style:font-size-asian="9pt" style:language-asian="zh" style:country-asian="CN" style:font-weight-asian="bold" style:font-name-complex="Calibri" style:font-size-complex="9pt" style:language-complex="hi" style:country-complex="IN" style:font-weight-complex="bold"/>
    </style:style>
    <style:style style:name="P29" style:family="paragraph" style:parent-style-name="_33__20_gris">
      <style:text-properties officeooo:rsid="0054360d" officeooo:paragraph-rsid="0054360d"/>
    </style:style>
    <style:style style:name="P30" style:family="paragraph" style:parent-style-name="Table_20_Contents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10cd0f2" style:font-size-asian="9pt" style:font-weight-asian="normal" style:font-name-complex="Calibri" style:font-size-complex="9pt" style:font-weight-complex="normal"/>
    </style:style>
    <style:style style:name="P31" style:family="paragraph" style:parent-style-name="Table_20_Contents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size-complex="9pt" style:font-weight-complex="normal"/>
    </style:style>
    <style:style style:name="P32" style:family="paragraph" style:parent-style-name="Table_20_Contents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30d86" style:font-size-asian="9pt" style:font-weight-asian="normal" style:font-name-complex="Calibri" style:font-size-complex="9pt" style:font-weight-complex="normal"/>
    </style:style>
    <style:style style:name="P33" style:family="paragraph" style:parent-style-name="Table_20_Contents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7429f6" style:font-size-asian="9pt" style:font-weight-asian="normal" style:font-name-complex="Calibri" style:font-size-complex="9pt" style:font-weight-complex="normal"/>
    </style:style>
    <style:style style:name="P34" style:family="paragraph" style:parent-style-name="Table_20_Contents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30d86" style:font-size-asian="9pt" style:font-weight-asian="normal" style:font-name-complex="Calibri" style:font-weight-complex="normal"/>
    </style:style>
    <style:style style:name="P35" style:family="paragraph" style:parent-style-name="Table_20_Contents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429f6" style:font-size-asian="9pt" style:font-weight-asian="normal" style:font-name-complex="Calibri" style:font-weight-complex="normal"/>
    </style:style>
    <style:style style:name="P36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10cd0f2" style:font-size-asian="9pt" style:font-weight-asian="normal" style:font-name-complex="Calibri" style:font-size-complex="9pt" style:font-weight-complex="normal"/>
    </style:style>
    <style:style style:name="P37" style:family="paragraph" style:parent-style-name="Normal_20__28_Web_29_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officeooo:paragraph-rsid="010cd0f2" style:font-size-asian="9pt" style:font-name-complex="Calibri" style:font-size-complex="9pt"/>
    </style:style>
    <style:style style:name="P38" style:family="paragraph" style:parent-style-name="Normal_20__28_Web_29_">
      <style:paragraph-properties fo:margin-top="0cm" fo:margin-bottom="0cm" style:contextual-spacing="false" style:line-height-at-least="0.353cm"/>
      <style:text-properties fo:color="#000000" style:font-name="Calibri" fo:font-size="9pt" fo:language="ca" fo:country="ES" officeooo:paragraph-rsid="010cd0f2" style:font-size-asian="9pt" style:font-name-complex="Calibri"/>
    </style:style>
    <style:style style:name="P39" style:family="paragraph" style:parent-style-name="Normal_20__28_Web_29_">
      <style:paragraph-properties fo:margin-top="0cm" fo:margin-bottom="0cm" style:contextual-spacing="false" style:line-height-at-least="0.353cm" style:snap-to-layout-grid="false"/>
      <style:text-properties style:font-name="Calibri" fo:font-size="9pt" fo:language="ca" fo:country="ES" officeooo:paragraph-rsid="010cd0f2" style:font-size-asian="9pt" style:font-name-complex="Calibri"/>
    </style:style>
    <style:style style:name="P40" style:family="paragraph" style:parent-style-name="Normal_20__28_Web_29_">
      <style:paragraph-properties fo:margin-top="0cm" fo:margin-bottom="0cm" style:contextual-spacing="false" style:line-height-at-least="0.353cm"/>
      <style:text-properties style:font-name="Calibri" fo:font-size="9pt" fo:language="ca" fo:country="ES" officeooo:paragraph-rsid="010cd0f2" style:font-size-asian="9pt" style:font-name-complex="Calibri"/>
    </style:style>
    <style:style style:name="P41" style:family="paragraph" style:parent-style-name="Normal_20__28_Web_29_">
      <style:paragraph-properties fo:margin-top="0cm" fo:margin-bottom="0cm" style:contextual-spacing="false" style:line-height-at-least="0.353cm" style:snap-to-layout-grid="false"/>
      <style:text-properties style:font-name="Calibri" fo:font-size="9pt" fo:language="ca" fo:country="ES" officeooo:paragraph-rsid="010cd0f2" style:font-size-asian="9pt" style:font-name-complex="Calibri" style:font-size-complex="9pt"/>
    </style:style>
    <style:style style:name="P42" style:family="paragraph" style:parent-style-name="Normal_20__28_Web_29_">
      <style:paragraph-properties fo:margin-top="0cm" fo:margin-bottom="0cm" style:contextual-spacing="false" style:line-height-at-least="0.353cm"/>
      <style:text-properties style:font-name="Calibri" fo:font-size="9pt" fo:language="ca" fo:country="ES" officeooo:paragraph-rsid="010cd0f2" style:font-size-asian="9pt" style:font-name-complex="Calibri" style:font-size-complex="9pt"/>
    </style:style>
    <style:style style:name="P43" style:family="paragraph" style:parent-style-name="_31__20_cabecera">
      <style:paragraph-properties fo:margin-top="0cm" fo:margin-bottom="0cm" style:contextual-spacing="false" fo:line-height="110%" fo:text-align="center" style:justify-single-word="false" style:snap-to-layout-grid="false"/>
      <style:text-properties fo:color="#000000" style:font-name="Calibri" fo:font-size="9pt" fo:language="ca" fo:country="ES" officeooo:rsid="0054360d" officeooo:paragraph-rsid="005f7e9d" style:font-size-asian="9pt" style:font-name-complex="Calibri" style:font-size-complex="9pt"/>
    </style:style>
    <style:style style:name="P44" style:family="paragraph" style:parent-style-name="_31__20_cabecera">
      <style:paragraph-properties fo:margin-top="0cm" fo:margin-bottom="0cm" style:contextual-spacing="false" style:line-height-at-least="0.176cm" fo:text-align="center" style:justify-single-word="false" style:snap-to-layout-grid="false"/>
      <style:text-properties fo:color="#000000" style:font-name="Calibri" fo:font-size="9pt" fo:language="ca" fo:country="ES" fo:font-weight="normal" officeooo:rsid="0054360d" officeooo:paragraph-rsid="005f7e9d" style:font-size-asian="9pt" style:font-weight-asian="normal" style:font-name-complex="Calibri" style:font-size-complex="9pt" style:font-weight-complex="normal"/>
    </style:style>
    <style:style style:name="P45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size-complex="9pt" style:font-weight-complex="normal"/>
    </style:style>
    <style:style style:name="P46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14dd1" style:font-size-asian="9pt" style:font-weight-asian="normal" style:font-name-complex="Calibri" style:font-size-complex="9pt" style:font-weight-complex="normal"/>
    </style:style>
    <style:style style:name="P47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8308d0" style:font-size-asian="9pt" style:font-weight-asian="normal" style:font-name-complex="Calibri" style:font-size-complex="9pt" style:font-weight-complex="normal"/>
    </style:style>
    <style:style style:name="P48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30d86" style:font-size-asian="9pt" style:font-weight-asian="normal" style:font-name-complex="Calibri" style:font-size-complex="9pt" style:font-weight-complex="normal"/>
    </style:style>
    <style:style style:name="P49" style:family="paragraph" style:parent-style-name="Text_20_body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paragraph-rsid="007429f6" style:font-size-asian="9pt" style:font-weight-asian="normal" style:font-name-complex="Calibri" style:font-size-complex="9pt" style:font-weight-complex="normal"/>
    </style:style>
    <style:style style:name="P50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7429f6" style:font-size-asian="9pt" style:font-weight-asian="normal" style:font-name-complex="Calibri" style:font-size-complex="9pt" style:font-weight-complex="normal"/>
    </style:style>
    <style:style style:name="P51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style:font-size-asian="9pt" style:font-weight-asian="normal" style:font-name-complex="Calibri" style:font-weight-complex="normal"/>
    </style:style>
    <style:style style:name="P52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282b9" style:font-size-asian="9pt" style:font-weight-asian="normal" style:font-name-complex="Calibri" style:font-weight-complex="normal"/>
    </style:style>
    <style:style style:name="P53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30d86" style:font-size-asian="9pt" style:font-weight-asian="normal" style:font-name-complex="Calibri" style:font-weight-complex="normal"/>
    </style:style>
    <style:style style:name="P54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429f6" style:font-size-asian="9pt" style:font-weight-asian="normal" style:font-name-complex="Calibri" style:font-weight-complex="normal"/>
    </style:style>
    <style:style style:name="P55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7429f6" style:font-size-asian="9pt" style:font-weight-asian="normal" style:font-name-complex="Calibri" style:font-weight-complex="normal"/>
    </style:style>
    <style:style style:name="P56" style:family="paragraph" style:parent-style-name="Text_20_body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paragraph-rsid="006c7891" style:font-name-asian="Arial" style:font-size-asian="9pt" style:font-weight-asian="normal" style:font-name-complex="Calibri" style:font-size-complex="9pt" style:font-weight-complex="normal"/>
    </style:style>
    <style:style style:name="P57" style:family="paragraph" style:parent-style-name="Text_20_body">
      <style:paragraph-properties fo:margin-top="0cm" fo:margin-bottom="0cm" style:contextual-spacing="false" fo:line-height="110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429f6" style:font-name-asian="Arial" style:font-size-asian="9pt" style:font-weight-asian="normal" style:font-name-complex="Calibri" style:font-size-complex="9pt" style:font-weight-complex="normal"/>
    </style:style>
    <style:style style:name="P58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429f6" style:font-name-asian="Arial" style:font-size-asian="9pt" style:font-weight-asian="normal" style:font-name-complex="Calibri" style:font-weight-complex="normal"/>
    </style:style>
    <style:style style:name="P59" style:family="paragraph" style:parent-style-name="Text_20_body">
      <style:paragraph-properties fo:margin-top="0cm" fo:margin-bottom="0cm" style:contextual-spacing="false" fo:line-height="110%" style:snap-to-layout-grid="false"/>
      <style:text-properties fo:color="#000000" style:font-name="Calibri" fo:font-size="9pt" fo:language="ca" fo:country="ES" officeooo:paragraph-rsid="007429f6" style:font-size-asian="9pt" style:font-name-complex="Calibri"/>
    </style:style>
    <style:style style:name="P60" style:family="paragraph" style:parent-style-name="Text_20_body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officeooo:paragraph-rsid="0068eba6" style:font-size-asian="9pt" style:font-name-complex="Calibri" style:font-size-complex="9pt"/>
    </style:style>
    <style:style style:name="P61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rlito" fo:font-size="9pt" fo:language="ca" fo:country="ES" fo:font-weight="normal" style:font-size-asian="9pt" style:font-weight-asian="normal" style:font-name-complex="Calibri" style:font-weight-complex="normal"/>
    </style:style>
    <style:style style:name="P62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1" fo:font-size="9pt" fo:language="ca" fo:country="ES" fo:font-weight="normal" officeooo:paragraph-rsid="007429f6" style:font-size-asian="9pt" style:font-weight-asian="normal" style:font-name-complex="Calibri" style:font-size-complex="9pt" style:font-weight-complex="normal"/>
    </style:style>
    <style:style style:name="P63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" fo:font-size="9pt" fo:language="ca" fo:country="ES" fo:font-weight="normal" officeooo:paragraph-rsid="007429f6" style:font-size-asian="9pt" style:font-weight-asian="normal" style:font-name-complex="Calibri" style:font-weight-complex="normal"/>
    </style:style>
    <style:style style:name="P64" style:family="paragraph" style:parent-style-name="western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54360d" officeooo:paragraph-rsid="007429f6" style:font-size-asian="9pt" style:font-weight-asian="normal" style:font-name-complex="Calibri" style:font-size-complex="9pt" style:font-weight-complex="normal"/>
    </style:style>
    <style:style style:name="P65" style:family="paragraph" style:parent-style-name="western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7429f6" style:font-size-asian="9pt" style:font-weight-asian="normal" style:font-name-complex="Calibri" style:font-size-complex="9pt" style:font-weight-complex="normal"/>
    </style:style>
    <style:style style:name="P66" style:family="paragraph" style:parent-style-name="western">
      <style:paragraph-properties fo:margin-top="0cm" fo:margin-bottom="0cm" style:contextual-spacing="false" style:snap-to-layout-grid="false"/>
      <style:text-properties fo:color="#000000" style:font-name="Calibri" fo:font-size="9pt" fo:language="ca" fo:country="ES" officeooo:paragraph-rsid="007429f6" style:font-size-asian="9pt" style:font-name-complex="Calibri"/>
    </style:style>
    <style:style style:name="P67" style:family="paragraph" style:parent-style-name="western">
      <style:paragraph-properties fo:margin-top="0cm" fo:margin-bottom="0cm" style:contextual-spacing="false"/>
      <style:text-properties fo:color="#000000" style:font-name="Calibri" fo:font-size="9pt" fo:language="ca" fo:country="ES" officeooo:paragraph-rsid="007429f6" style:font-size-asian="9pt" style:font-name-complex="Calibri"/>
    </style:style>
    <style:style style:name="P68" style:family="paragraph" style:parent-style-name="western">
      <style:paragraph-properties fo:margin-top="0cm" fo:margin-bottom="0cm" style:contextual-spacing="false" style:line-height-at-least="0.353cm" style:snap-to-layout-grid="false"/>
      <style:text-properties style:font-name="Calibri" fo:font-size="9pt" fo:language="ca" fo:country="ES" officeooo:paragraph-rsid="007429f6" style:font-size-asian="9pt" style:font-name-complex="Calibri" style:font-size-complex="9pt"/>
    </style:style>
    <style:style style:name="P69" style:family="paragraph" style:parent-style-name="western">
      <style:paragraph-properties fo:margin-top="0cm" fo:margin-bottom="0cm" style:contextual-spacing="false" style:line-height-at-least="0.353cm"/>
      <style:text-properties style:font-name="Calibri" fo:font-size="9pt" fo:language="ca" fo:country="ES" officeooo:paragraph-rsid="007429f6" style:font-size-asian="9pt" style:font-name-complex="Calibri" style:font-size-complex="9pt"/>
    </style:style>
    <style:style style:name="P70" style:family="paragraph" style:parent-style-name="Standard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fo:font-weight="normal" officeooo:paragraph-rsid="005cd5e3" style:font-size-asian="9pt" style:font-weight-asian="normal" style:font-name-complex="Calibri" style:font-size-complex="9pt" style:font-weight-complex="normal"/>
    </style:style>
    <style:style style:name="P71" style:family="paragraph" style:parent-style-name="Standard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size-complex="9pt" style:font-weight-complex="normal"/>
    </style:style>
    <style:style style:name="P72" style:family="paragraph" style:parent-style-name="Standard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7429f6" style:font-size-asian="9pt" style:font-weight-asian="normal" style:font-name-complex="Calibri" style:font-size-complex="9pt" style:font-weight-complex="normal"/>
    </style:style>
    <style:style style:name="P73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style:snap-to-layout-grid="false"/>
      <style:text-properties fo:color="#000000" style:font-name="Calibri1" fo:font-size="9pt" fo:language="ca" fo:country="ES" fo:font-weight="normal" officeooo:paragraph-rsid="007429f6" style:font-name-asian="Arial" style:font-size-asian="9pt" style:font-weight-asian="normal" style:font-name-complex="Calibri" style:font-size-complex="9pt" style:font-weight-complex="normal"/>
    </style:style>
    <style:style style:name="P74" style:family="paragraph" style:parent-style-name="Table_20_Contents">
      <style:text-properties style:font-name="Calibri" fo:font-size="9pt" fo:language="ca" fo:country="ES" style:font-size-asian="9pt" style:font-name-complex="Calibri"/>
    </style:style>
    <style:style style:name="P75" style:family="paragraph" style:parent-style-name="Table_20_Contents">
      <style:paragraph-properties style:snap-to-layout-grid="false"/>
      <style:text-properties style:font-name="Calibri" fo:font-size="9pt" fo:language="ca" fo:country="ES" officeooo:paragraph-rsid="010cd0f2" style:font-size-asian="9pt" style:font-name-complex="Calibri"/>
    </style:style>
    <style:style style:name="P76" style:family="paragraph" style:parent-style-name="Table_20_Contents">
      <style:paragraph-properties style:line-height-at-least="0.353cm"/>
      <style:text-properties style:font-name="Calibri" fo:font-size="9pt" fo:language="ca" fo:country="ES" officeooo:paragraph-rsid="007429f6" style:font-size-asian="9pt" style:font-name-complex="Calibri"/>
    </style:style>
    <style:style style:name="P77" style:family="paragraph" style:parent-style-name="Table_20_Contents">
      <style:paragraph-properties style:line-height-at-least="0.353cm" fo:text-align="justify" style:justify-single-word="false" style:snap-to-layout-grid="false"/>
      <style:text-properties style:font-name="Calibri" fo:font-size="9pt" fo:language="ca" fo:country="ES" fo:font-weight="normal" officeooo:paragraph-rsid="007429f6" style:font-size-asian="9pt" style:font-weight-asian="normal" style:font-name-complex="Calibri" style:font-weight-complex="normal"/>
    </style:style>
    <style:style style:name="P78" style:family="paragraph" style:parent-style-name="Table_20_Contents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6282b9" style:font-size-asian="9pt" style:font-name-complex="Calibri" style:font-size-complex="9pt"/>
    </style:style>
    <style:style style:name="P79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68eba6" style:font-size-asian="9pt" style:font-name-complex="Calibri" style:font-size-complex="9pt"/>
    </style:style>
    <style:style style:name="P80" style:family="paragraph" style:parent-style-name="Table_20_Contents">
      <style:paragraph-properties style:snap-to-layout-grid="false"/>
      <style:text-properties fo:color="#000000" style:font-name="Calibri" fo:font-size="9pt" fo:language="ca" fo:country="ES" style:font-size-asian="9pt" style:font-name-complex="Calibri"/>
    </style:style>
    <style:style style:name="P81" style:family="paragraph" style:parent-style-name="Table_20_Contents">
      <style:paragraph-properties style:snap-to-layout-grid="false"/>
      <style:text-properties fo:color="#000000" style:font-name="Calibri" fo:font-size="9pt" fo:language="ca" fo:country="ES" officeooo:paragraph-rsid="010cd0f2" style:font-size-asian="9pt" style:font-name-complex="Calibri"/>
    </style:style>
    <style:style style:name="P82" style:family="paragraph" style:parent-style-name="Table_20_Contents">
      <style:paragraph-properties style:snap-to-layout-grid="false"/>
      <style:text-properties fo:color="#000000" style:font-name="Calibri" fo:font-size="9pt" fo:language="ca" fo:country="ES" officeooo:paragraph-rsid="007429f6" style:font-size-asian="9pt" style:font-name-complex="Calibri"/>
    </style:style>
    <style:style style:name="P83" style:family="paragraph" style:parent-style-name="Table_20_Contents">
      <style:paragraph-properties style:line-height-at-least="0.353cm" style:snap-to-layout-grid="false"/>
      <style:text-properties fo:color="#000000" style:font-name="Calibri" fo:font-size="9pt" fo:language="ca" fo:country="ES" officeooo:paragraph-rsid="007429f6" style:font-size-asian="9pt" style:font-name-complex="Calibri"/>
    </style:style>
    <style:style style:name="P84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429f6" style:font-name-asian="Arial" style:font-size-asian="9pt" style:font-weight-asian="normal" style:font-name-complex="Calibri" style:font-size-complex="9pt" style:font-weight-complex="normal"/>
    </style:style>
    <style:style style:name="P85" style:family="paragraph" style:parent-style-name="Table_20_Contents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429f6" style:font-name-asian="Arial" style:font-size-asian="9pt" style:font-weight-asian="normal" style:font-name-complex="Calibri" style:font-size-complex="9pt" style:font-weight-complex="normal"/>
    </style:style>
    <style:style style:name="P86" style:family="paragraph" style:parent-style-name="Table_20_Contents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429f6" style:font-name-asian="Arial" style:font-size-asian="9pt" style:font-weight-asian="normal" style:font-name-complex="Calibri" style:font-size-complex="9pt" style:font-weight-complex="normal"/>
    </style:style>
    <style:style style:name="P87" style:family="paragraph" style:parent-style-name="Table_20_Contents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429f6" style:font-name-asian="Arial" style:font-size-asian="9pt" style:font-weight-asian="normal" style:font-name-complex="Calibri" style:font-weight-complex="normal"/>
    </style:style>
    <style:style style:name="P88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10cd0f2" style:font-size-asian="9pt" style:font-weight-asian="normal" style:font-name-complex="Calibri" style:font-size-complex="9pt" style:font-weight-complex="normal"/>
    </style:style>
    <style:style style:name="P89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429f6" style:font-size-asian="9pt" style:font-weight-asian="normal" style:font-name-complex="Calibri" style:font-size-complex="9pt" style:font-weight-complex="normal"/>
    </style:style>
    <style:style style:name="P90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30d86" style:font-size-asian="9pt" style:font-weight-asian="normal" style:font-name-complex="Calibri" style:font-weight-complex="normal"/>
    </style:style>
    <style:style style:name="P91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1" fo:font-size="9pt" fo:language="ca" fo:country="ES" fo:font-weight="normal" officeooo:paragraph-rsid="007429f6" style:font-size-asian="9pt" style:font-weight-asian="normal" style:font-name-complex="Calibri" style:font-size-complex="9pt" style:font-weight-complex="normal"/>
    </style:style>
    <style:style style:name="P92" style:family="paragraph" style:parent-style-name="Table_20_Contents">
      <style:paragraph-properties style:line-height-at-least="0.353cm" fo:text-align="justify" style:justify-single-word="false" fo:orphans="2" fo:widows="2" style:snap-to-layout-grid="false"/>
      <style:text-properties fo:color="#000000" style:font-name="Calibri1" fo:font-size="9pt" fo:language="ca" fo:country="ES" fo:font-weight="normal" officeooo:paragraph-rsid="007429f6" style:font-size-asian="9pt" style:font-weight-asian="normal" style:font-name-complex="Calibri" style:font-size-complex="9pt" style:font-weight-complex="normal"/>
    </style:style>
    <style:style style:name="P93" style:family="paragraph" style:parent-style-name="Table_20_Contents">
      <style:paragraph-properties fo:margin-top="0cm" fo:margin-bottom="0.101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10cd0f2" style:font-size-asian="9pt" style:font-weight-asian="normal" style:font-name-complex="Calibri" style:font-size-complex="9pt" style:font-weight-complex="normal"/>
    </style:style>
    <style:style style:name="P94" style:family="paragraph" style:parent-style-name="Standard">
      <style:paragraph-properties fo:margin-top="0cm" fo:margin-bottom="0.101cm" style:contextual-spacing="false" style:snap-to-layout-grid="false"/>
      <style:text-properties fo:color="#000000" style:font-name="Calibri" fo:font-size="9pt" fo:language="ca" fo:country="ES" officeooo:paragraph-rsid="010cd0f2" style:font-size-asian="9pt" style:font-name-complex="Calibri"/>
    </style:style>
    <style:style style:name="P95" style:family="paragraph" style:parent-style-name="Table_20_Contents">
      <style:paragraph-properties fo:margin-top="0cm" fo:margin-bottom="0.212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30d86" style:font-size-asian="9pt" style:font-weight-asian="normal" style:font-name-complex="Calibri" style:font-weight-complex="normal"/>
    </style:style>
    <style:style style:name="P96" style:family="paragraph" style:parent-style-name="Text_20_body">
      <style:paragraph-properties fo:margin-top="0cm" fo:margin-bottom="0.212cm" style:contextual-spacing="false" style:line-height-at-least="0.353cm" fo:text-align="justify" style:justify-single-word="false" style:snap-to-layout-grid="false"/>
      <style:text-properties fo:color="#000000" style:font-name="Calibri1" fo:font-size="9pt" fo:language="ca" fo:country="ES" fo:font-weight="normal" officeooo:paragraph-rsid="007429f6" style:font-name-asian="Arial" style:font-size-asian="9pt" style:font-weight-asian="normal" style:font-name-complex="Calibri" style:font-size-complex="9pt" style:font-weight-complex="normal"/>
    </style:style>
    <style:style style:name="P97" style:family="paragraph" style:parent-style-name="Standard">
      <style:paragraph-properties fo:margin-top="0cm" fo:margin-bottom="0.212cm" style:contextual-spacing="false"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429f6" style:font-name-asian="Arial" style:font-size-asian="9pt" style:font-weight-asian="normal" style:font-name-complex="Calibri" style:font-size-complex="9pt" style:font-weight-complex="normal"/>
    </style:style>
    <style:style style:name="P98" style:family="paragraph" style:parent-style-name="Normal_20__28_Web_29_">
      <style:paragraph-properties fo:margin-top="0.176cm" fo:margin-bottom="0cm" style:contextual-spacing="false" fo:line-height="100%" fo:text-align="justify" style:justify-single-word="false" style:snap-to-layout-grid="false"/>
      <style:text-properties fo:color="#000000" style:font-name="Calibri" fo:font-size="9pt" fo:language="ca" fo:country="ES" fo:font-weight="normal" officeooo:paragraph-rsid="010cd0f2" style:font-size-asian="9pt" style:font-weight-asian="normal" style:font-name-complex="Calibri" style:font-weight-complex="normal"/>
    </style:style>
    <style:style style:name="P99" style:family="paragraph" style:parent-style-name="_34__20_competencias">
      <style:paragraph-properties style:line-height-at-least="0.353cm" fo:text-align="start" style:justify-single-word="false" style:snap-to-layout-grid="false">
        <style:tab-stops>
          <style:tab-stop style:position="0.409cm"/>
        </style:tab-stops>
      </style:paragraph-properties>
      <style:text-properties fo:color="#000000" style:font-name="Calibri" fo:font-size="9pt" fo:language="ca" fo:country="ES" fo:font-weight="normal" officeooo:paragraph-rsid="006282b9" style:font-size-asian="9pt" style:font-weight-asian="normal" style:font-name-complex="Calibri" style:font-weight-complex="normal"/>
    </style:style>
    <style:style style:name="P100" style:family="paragraph" style:parent-style-name="_34__20_competencias">
      <style:text-properties fo:language="ca" fo:country="ES" officeooo:paragraph-rsid="007429f6"/>
    </style:style>
    <style:style style:name="P101" style:family="paragraph" style:parent-style-name="_34__20_competencias">
      <style:text-properties fo:language="ca" fo:country="ES" officeooo:paragraph-rsid="00749557"/>
    </style:style>
    <style:style style:name="P102" style:family="paragraph" style:parent-style-name="_34__20_competencias">
      <style:text-properties fo:language="ca" fo:country="ES" officeooo:paragraph-rsid="0075a428"/>
    </style:style>
    <style:style style:name="P103" style:family="paragraph" style:parent-style-name="_33__20_competencias">
      <style:text-properties officeooo:paragraph-rsid="0064cbf7"/>
    </style:style>
    <style:style style:name="P104" style:family="paragraph" style:parent-style-name="_33__20_competencias">
      <style:text-properties officeooo:paragraph-rsid="0063f8bd"/>
    </style:style>
    <style:style style:name="P105" style:family="paragraph" style:parent-style-name="_33__20_competencias">
      <style:text-properties officeooo:paragraph-rsid="006bff55"/>
    </style:style>
    <style:style style:name="P106" style:family="paragraph" style:parent-style-name="_33__20_competencias">
      <style:text-properties officeooo:paragraph-rsid="006d9200"/>
    </style:style>
    <style:style style:name="P107" style:family="paragraph" style:parent-style-name="_31__20_cabecera">
      <style:text-properties officeooo:rsid="0054360d" officeooo:paragraph-rsid="005da195"/>
    </style:style>
    <style:style style:name="P108" style:family="paragraph" style:parent-style-name="_31__20_cabecera">
      <style:text-properties fo:color="#ffffff" style:font-name="Calibri" fo:font-size="12pt" fo:language="es" fo:country="ES" officeooo:rsid="0054360d" officeooo:paragraph-rsid="005da195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P109" style:family="paragraph" style:parent-style-name="_31__20_cabecera">
      <style:text-properties fo:font-weight="normal" officeooo:rsid="0054360d" officeooo:paragraph-rsid="0060286a" style:font-weight-asian="normal" style:font-weight-complex="normal"/>
    </style:style>
    <style:style style:name="P110" style:family="paragraph" style:parent-style-name="Text_20_body">
      <style:text-properties style:font-name="Carlito" fo:font-size="9pt"/>
    </style:style>
    <style:style style:name="P111" style:family="paragraph" style:parent-style-name="Text_20_body">
      <style:paragraph-properties fo:text-align="justify" style:justify-single-word="false" style:snap-to-layout-grid="false"/>
      <style:text-properties style:font-name="Carlito" fo:font-size="9pt" fo:language="ca" fo:country="ES" fo:font-weight="normal" officeooo:paragraph-rsid="006282b9" style:font-size-asian="9pt" style:font-weight-asian="normal" style:font-name-complex="Calibri" style:font-size-complex="9pt" style:font-weight-complex="normal"/>
    </style:style>
    <style:style style:name="P112" style:family="paragraph" style:parent-style-name="Text_20_body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30d86" style:font-size-asian="9pt" style:font-weight-asian="normal" style:font-name-complex="Calibri" style:font-weight-complex="normal"/>
    </style:style>
    <style:style style:name="P113" style:family="paragraph" style:parent-style-name="Text_20_body">
      <style:paragraph-properties fo:margin-top="0cm" fo:margin-bottom="0.199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71307" style:font-size-asian="9pt" style:font-weight-asian="normal" style:font-name-complex="Calibri" style:font-size-complex="9pt" style:font-weight-complex="normal"/>
    </style:style>
    <style:style style:name="P114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d279b" style:font-size-asian="9pt" style:font-weight-asian="normal" style:font-name-complex="Calibri" style:font-weight-complex="normal"/>
    </style:style>
    <style:style style:name="P115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d279b" style:font-name-asian="Arial" style:font-size-asian="9pt" style:font-weight-asian="normal" style:font-name-complex="Calibri" style:font-weight-complex="normal"/>
    </style:style>
    <style:style style:name="P116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429f6" style:font-name-asian="Arial" style:font-size-asian="9pt" style:font-weight-asian="normal" style:font-name-complex="Calibri" style:font-size-complex="9pt" style:font-weight-complex="normal"/>
    </style:style>
    <style:style style:name="P117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282b9" style:font-size-asian="9pt" style:font-weight-asian="normal" style:font-name-complex="Calibri" style:font-size-complex="9pt" style:font-weight-complex="normal"/>
    </style:style>
    <style:style style:name="P118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rsid="00e6936b" officeooo:paragraph-rsid="00790c56" style:font-size-asian="9pt" style:font-weight-asian="normal" style:font-name-complex="Calibri" style:font-size-complex="9pt" style:font-weight-complex="normal"/>
    </style:style>
    <style:style style:name="P119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282b9" style:font-size-asian="9pt" style:font-weight-asian="normal" style:font-name-complex="Calibri" style:font-weight-complex="normal"/>
    </style:style>
    <style:style style:name="P120" style:family="paragraph" style:parent-style-name="Normal_20__28_Web_29_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officeooo:paragraph-rsid="010cd0f2" style:font-size-asian="9pt" style:font-name-complex="Calibri"/>
    </style:style>
    <style:style style:name="P121" style:family="paragraph" style:parent-style-name="Header" style:master-page-name="_31_">
      <style:paragraph-properties fo:text-align="start" style:justify-single-word="false" style:page-number="auto" fo:break-before="auto" fo:break-after="auto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style:use-window-font-color="true" style:font-name="Times New Roman" fo:font-size="8pt" fo:language="es" fo:country="ES" officeooo:rsid="0048d237" officeooo:paragraph-rsid="005bc7a2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alibri" fo:font-size="9pt" fo:language="ca" fo:country="ES" style:font-name-asian="Garamond" style:font-size-asian="9pt" style:font-name-complex="Calibri"/>
    </style:style>
    <style:style style:name="T4" style:family="text">
      <style:text-properties style:font-name="Calibri" fo:font-size="9pt" fo:language="ca" fo:country="ES" fo:font-style="italic" style:font-name-asian="Garamond" style:font-size-asian="9pt" style:font-style-asian="italic" style:font-name-complex="Calibri"/>
    </style:style>
    <style:style style:name="T5" style:family="text">
      <style:text-properties style:font-name="Calibri" style:text-underline-style="solid" style:text-underline-width="auto" style:text-underline-color="font-color"/>
    </style:style>
    <style:style style:name="T6" style:family="text">
      <style:text-properties style:font-name="Calibri" style:text-underline-style="solid" style:text-underline-width="auto" style:text-underline-color="font-color" style:font-name-asian="Arial"/>
    </style:style>
    <style:style style:name="T7" style:family="text">
      <style:text-properties style:font-name="Calibri" style:font-name-asian="Arial"/>
    </style:style>
    <style:style style:name="T8" style:family="text">
      <style:text-properties style:font-name="Calibri" officeooo:rsid="00e29b1d" style:font-name-asian="Arial"/>
    </style:style>
    <style:style style:name="T9" style:family="text">
      <style:text-properties fo:color="#000000" style:font-name="Calibri" fo:font-size="9pt" fo:language="ca" fo:country="ES" style:font-size-asian="9pt" style:font-name-complex="Calibri"/>
    </style:style>
    <style:style style:name="T10" style:family="text">
      <style:text-properties fo:color="#000000" style:font-name="Calibri" fo:font-size="9pt" fo:language="ca" fo:country="ES" style:font-name-asian="Arial" style:font-size-asian="9pt" style:font-name-complex="Calibri"/>
    </style:style>
    <style:style style:name="T11" style:family="text">
      <style:text-properties fo:color="#000000" style:font-name="Calibri" fo:font-size="9pt" fo:language="ca" fo:country="ES" style:font-name-asian="Arial" style:font-size-asian="9pt" style:font-name-complex="Calibri" style:font-size-complex="9pt"/>
    </style:style>
    <style:style style:name="T12" style:family="text">
      <style:text-properties fo:color="#000000" style:font-name-asian="Arial"/>
    </style:style>
    <style:style style:name="T13" style:family="text">
      <style:text-properties style:font-size-complex="9pt"/>
    </style:style>
    <style:style style:name="T14" style:family="text">
      <style:text-properties officeooo:rsid="0030f36d" style:font-size-complex="9pt"/>
    </style:style>
    <style:style style:name="T15" style:family="text">
      <style:text-properties fo:color="#0047ff"/>
    </style:style>
    <style:style style:name="T16" style:family="text">
      <style:text-properties style:text-position="super 58%"/>
    </style:style>
    <style:style style:name="T17" style:family="text">
      <style:text-properties fo:color="#ffffff" style:font-name="Calibri" fo:font-size="12pt" fo:language="es" fo:country="ES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18" style:family="text">
      <style:text-properties fo:color="#ffffff" style:font-name="Calibri" fo:font-size="12pt" fo:language="es" fo:country="ES" officeooo:rsid="005da195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19" style:family="text">
      <style:text-properties fo:color="#ffffff" style:font-name="Calibri" fo:font-size="12pt" fo:language="es" fo:country="ES" officeooo:rsid="005f7e9d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20" style:family="text">
      <style:text-properties fo:color="#ffffff" style:font-name="Calibri" fo:font-size="12pt" fo:language="es" fo:country="ES" officeooo:rsid="0060286a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21" style:family="text">
      <style:text-properties fo:color="#ffffff" fo:font-size="12pt" fo:language="es" fo:country="ES" style:letter-kerning="true" style:font-name-asian="SimSun1" style:font-size-asian="12pt" style:language-asian="zh" style:country-asian="CN" style:font-size-complex="12pt" style:language-complex="hi" style:country-complex="IN"/>
    </style:style>
    <style:style style:name="T22" style:family="text">
      <style:text-properties fo:color="#ffffff" fo:font-size="12pt" fo:language="es" fo:country="ES" officeooo:rsid="005f7e9d" style:letter-kerning="true" style:font-name-asian="SimSun1" style:font-size-asian="12pt" style:language-asian="zh" style:country-asian="CN" style:font-size-complex="12pt" style:language-complex="hi" style:country-complex="IN"/>
    </style:style>
    <style:style style:name="T23" style:family="text">
      <style:text-properties officeooo:rsid="00567e00"/>
    </style:style>
    <style:style style:name="T24" style:family="text">
      <style:text-properties style:font-name-asian="Lucida Sans Unicode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size-complex="9pt"/>
    </style:style>
    <style:style style:name="T27" style:family="text">
      <style:text-properties style:text-underline-style="solid" style:text-underline-width="auto" style:text-underline-color="font-color" officeooo:rsid="0030f36d" style:font-size-complex="9pt"/>
    </style:style>
    <style:style style:name="T28" style:family="text">
      <style:text-properties style:text-underline-style="solid" style:text-underline-width="auto" style:text-underline-color="font-color" style:font-name-asian="Arial"/>
    </style:style>
    <style:style style:name="T29" style:family="text">
      <style:text-properties style:font-name-asian="Arial"/>
    </style:style>
    <style:style style:name="T30" style:family="text">
      <style:text-properties officeooo:rsid="006e87a6"/>
    </style:style>
    <style:style style:name="T31" style:family="text">
      <style:text-properties officeooo:rsid="009dddd5"/>
    </style:style>
    <style:style style:name="T32" style:family="text">
      <style:text-properties officeooo:rsid="00c1f87f"/>
    </style:style>
    <style:style style:name="T33" style:family="text">
      <style:text-properties officeooo:rsid="00d7bc38"/>
    </style:style>
    <style:style style:name="T34" style:family="text">
      <style:text-properties officeooo:rsid="00f7cebf"/>
    </style:style>
    <style:style style:name="T35" style:family="text">
      <style:text-properties officeooo:rsid="00ea35f1"/>
    </style:style>
    <style:style style:name="T36" style:family="text">
      <style:text-properties officeooo:rsid="00ea5980"/>
    </style:style>
    <style:style style:name="T37" style:family="text">
      <style:text-properties officeooo:rsid="002b5c9f"/>
    </style:style>
    <style:style style:name="T38" style:family="text">
      <style:text-properties officeooo:rsid="002caf19"/>
    </style:style>
    <style:style style:name="T39" style:family="text">
      <style:text-properties officeooo:rsid="011bb06b"/>
    </style:style>
    <style:style style:name="T40" style:family="text">
      <style:text-properties officeooo:rsid="0140ac60"/>
    </style:style>
    <style:style style:name="T41" style:family="text">
      <style:text-properties officeooo:rsid="01685a2b"/>
    </style:style>
    <style:style style:name="T42" style:family="text">
      <style:text-properties officeooo:rsid="01a0f922"/>
    </style:style>
    <style:style style:name="T43" style:family="text">
      <style:text-properties officeooo:rsid="0076c199"/>
    </style:style>
    <style:style style:name="T44" style:family="text">
      <style:text-properties officeooo:rsid="0077c4ab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1">
        <text:p text:style-name="P121"/>
        <text:p text:style-name="P4">1. Competència en comunicació lingüística CCLI</text:p>
        <text:p text:style-name="P4">2. Competència matemàtica i competència bàsica en ciència i tecnologia CMCT</text:p>
        <text:p text:style-name="P4">3. Competència digital CD</text:p>
        <text:p text:style-name="P4">4. Competència per aprendre a aprendre CAA</text:p>
        <text:p text:style-name="P4">5. Consciència i expressions culturals CEC</text:p>
        <text:p text:style-name="P4">6. Sentit d'iniciativa i espírit emprenedor SIEE</text:p>
        <text:p text:style-name="P6">7. Competències socials i cíviques CSC</text:p>
        <text:p text:style-name="P6"/>
        <text:p text:style-name="P5">A: Aconseguit <text:s text:c="2"/>EP: En procés <text:s text:c="2"/>I: Iniciat</text:p>
      </text:section>
      <text:p text:style-name="P7"/>
      <text:p text:style-name="P8"/>
      <text:p text:style-name="P9"/>
      <text:p text:style-name="P8"/>
      <table:table table:name="Taula1" table:style-name="Taula1">
        <table:table-column table:style-name="Taula1.A"/>
        <table:table-column table:style-name="Taula1.B" table:number-columns-repeated="2"/>
        <table:table-column table:style-name="Taula1.D"/>
        <table:table-column table:style-name="Taula1.E" table:number-columns-repeated="4"/>
        <table:table-row table:style-name="Taula1.1">
          <table:table-cell table:style-name="Taula1.A1" table:number-columns-spanned="8" office:value-type="string">
            <text:p text:style-name="P108">ÀREA: <text:span text:style-name="T43">Valencià</text:span> <text:s text:c="19"/>NIVELL: <text:span text:style-name="T44">1r</text:span>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columns-spanned="8" office:value-type="string">
            <text:p text:style-name="P107">BLOC 1. LA LLENGUA ORAL. PARLAR I ESCOLT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3" office:value-type="string">
            <text:p text:style-name="P29">CONTINGUTS</text:p>
          </table:table-cell>
          <table:table-cell table:style-name="Taula1.A3" office:value-type="string">
            <text:p text:style-name="_33__20_gris">CRITERIS D’AVALUACIÓ</text:p>
          </table:table-cell>
          <table:table-cell table:style-name="Taula1.A3" office:value-type="string">
            <text:p text:style-name="_33__20_gris">INDICADORS D’ÈXIT</text:p>
          </table:table-cell>
          <table:table-cell table:style-name="Taula1.A3" office:value-type="string">
            <text:p text:style-name="_33__20_gris">CCLV</text:p>
          </table:table-cell>
          <table:table-cell table:style-name="Taula1.A3" office:value-type="string">
            <text:p text:style-name="P28">1<text:span text:style-name="T16">r</text:span> T</text:p>
          </table:table-cell>
          <table:table-cell table:style-name="Taula1.A3" office:value-type="string">
            <text:p text:style-name="P28">2<text:span text:style-name="T16">n</text:span> T</text:p>
          </table:table-cell>
          <table:table-cell table:style-name="Taula1.A3" office:value-type="string">
            <text:p text:style-name="P28">3<text:span text:style-name="T16">r</text:span> T</text:p>
          </table:table-cell>
          <table:table-cell table:style-name="Taula1.H3" office:value-type="string">
            <text:p text:style-name="P28">FIN</text:p>
          </table:table-cell>
        </table:table-row>
        <table:table-row table:style-name="Taula1.1">
          <table:table-cell table:style-name="Taula1.A4" office:value-type="string">
            <text:p text:style-name="P61">Estratègies i normes d’interacció oral apreses: respectar el torn de paraula, respondre i preguntar per a esbrinar el significat d’expressions o paraules que no es comprenen i per a demanar ajuda. </text:p>
            <text:p text:style-name="P110">Situacions de comunicació, dirigides o espontànies: assemblees, diàlegs, conversacions, simulacions i jocs de rol que representen salutacions i presentacions. </text:p>
            <text:p text:style-name="P111">Intervenció en situacions dirigides responent a preguntes per a proposar temes i expressar la capacitat, el gust, la preferència, l’opinió, l’acord o desacord.</text:p>
          </table:table-cell>
          <table:table-cell table:style-name="Taula1.A4" office:value-type="string">
            <text:p text:style-name="P52">1rVLL.BL1.1 Participar en diàlegs i conversacions guardant el torn de paraula, expressant els seus gustos i experiències responent a estímuls per a participar en la comunicació.</text:p>
          </table:table-cell>
          <table:table-cell table:style-name="Taula1.A4" office:value-type="string">
            <text:p text:style-name="P99">1rVLL.BL1.1.1 Participa, <text:span text:style-name="T25">responent a estímuls de l’adult</text:span>, en situacions de comunicació oral del nivell educatiu (conversacions i diàlegs) respectant el torn de paraula.</text:p>
          </table:table-cell>
          <table:table-cell table:style-name="Taula1.A4" office:value-type="string">
            <text:p text:style-name="P100">CSC</text:p>
            <text:p text:style-name="P100">CCLI</text:p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H4" office:value-type="string">
            <text:p text:style-name="_33__20_competencias"/>
          </table:table-cell>
        </table:table-row>
        <table:table-row table:style-name="Taula1.1">
          <table:table-cell table:style-name="Taula1.A10" table:number-rows-spanned="2" office:value-type="string">
            <text:p text:style-name="P94">Utilització d’estratègies de comprensió dels missatges orals: atenció, retenció, anticipació del contingut i de la situació per mitjà del context verbal i no verbal, reconeixement del sentit global.</text:p>
            <text:p text:style-name="P94">Comprensió de textos orals <text:s/>amb finalitat didàctica o d’ús quotidià.</text:p>
            <text:p text:style-name="P93"><text:soft-page-break/>Informació personal bàsica.</text:p>
          </table:table-cell>
          <table:table-cell table:style-name="Taula1.B10" table:number-rows-spanned="2" office:value-type="string">
            <text:p text:style-name="P52">1rVLL.BL1.2 Captar el sentit global de la informació verbal i no verbal de textos orals pròxims a la seua experiència resumint oralment el contingut.</text:p>
          </table:table-cell>
          <table:table-cell table:style-name="Taula1.C5" office:value-type="string">
            <text:p text:style-name="P48">1r<text:span text:style-name="T35">V</text:span>LL.BL1.2.1 Identifica el tema en textos orals pròxims a la seua experiència (descripcions, contes, anècdotes, acudits, avisos, instruccions, etc.)<text:span text:style-name="T15">.</text:span></text:p>
          </table:table-cell>
          <table:table-cell table:style-name="Taula1.D5" office:value-type="string">
            <text:p text:style-name="P100">CCLI</text:p>
          </table:table-cell>
          <table:table-cell table:style-name="Taula1.E5" office:value-type="string">
            <text:p text:style-name="_33__20_competencias"/>
          </table:table-cell>
          <table:table-cell table:style-name="Taula1.F5" office:value-type="string">
            <text:p text:style-name="_33__20_competencias"/>
          </table:table-cell>
          <table:table-cell table:style-name="Taula1.G5" office:value-type="string">
            <text:p text:style-name="_33__20_competencias"/>
          </table:table-cell>
          <table:table-cell table:style-name="Taula1.H5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0" office:value-type="string">
            <text:p text:style-name="P90">1rVLL.BL1.2.2 Resumix el contingut de textos orals dels gèneres més habituals del nivell educatiu.</text:p>
          </table:table-cell>
          <table:table-cell table:style-name="Taula1.D10" office:value-type="string">
            <text:p text:style-name="P100">CAA</text:p>
            <text:p text:style-name="P100">CCLI</text:p>
          </table:table-cell>
          <table:table-cell table:style-name="Taula1.E6" office:value-type="string">
            <text:p text:style-name="_33__20_competencias"/>
          </table:table-cell>
          <table:table-cell table:style-name="Taula1.F6" office:value-type="string">
            <text:p text:style-name="_33__20_competencias"/>
          </table:table-cell>
          <table:table-cell table:style-name="Taula1.G6" office:value-type="string">
            <text:p text:style-name="_33__20_competencias"/>
          </table:table-cell>
          <table:table-cell table:style-name="Taula1.H6" office:value-type="string">
            <text:p text:style-name="_33__20_competencias"/>
          </table:table-cell>
        </table:table-row>
        <table:table-row table:style-name="Taula1.1">
          <table:table-cell table:style-name="Taula1.A10" office:value-type="string">
            <text:p text:style-name="P10">Importància de la millora en expressió oral.</text:p>
            <text:p text:style-name="P80">Orde lògic dels textos orals descriptius i narratius.</text:p>
            <text:p text:style-name="P74">Recursos de l’expressió oral: pauses, volum, entonació.</text:p>
            <text:p text:style-name="P21">Importància de la millora en expressió oral.</text:p>
            <text:p text:style-name="P74">Expressió i producció de textos orals literaris i no literaris: (narratius: contes populars, endevinalles, experiències personals; descriptius: descripcions senzilles de persones, animals i coses; expositius: sol·licitud i aportació d’informació, formulació de preguntes, utilització de formules de cortesia, conversacions telefòniques, breus exposicions de coneixement; instructius: instruccions, avisos, notes, receptes; argumentatius: refranys, etc.).</text:p>
            <text:p text:style-name="P74">Expressió de missatges verbals i no verbals.</text:p>
            <text:p text:style-name="P21">Selecció raonada de les produccions a incloure en el portfolio.</text:p>
          </table:table-cell>
          <table:table-cell table:style-name="Taula1.B10" office:value-type="string">
            <text:p text:style-name="P51">1rVLL.BL1.3 Produir, a partir de models, textos orals dels gèneres més habituals del nivell educatiu seguint un orde lògic, utilitzant un vocabulari, to de veu i pronunciació adequats.</text:p>
          </table:table-cell>
          <table:table-cell table:style-name="Taula1.C10" office:value-type="string">
            <text:p text:style-name="P90">1rVLL.BL1.3.1 En la producció de textos orals controla el ritme i el to de veu i pronuncia adequadament.</text:p>
          </table:table-cell>
          <table:table-cell table:style-name="Taula1.D10" office:value-type="string">
            <text:p text:style-name="P100">CAA</text:p>
            <text:p text:style-name="P100">CCLI</text:p>
          </table:table-cell>
          <table:table-cell table:style-name="Taula1.E10" office:value-type="string">
            <text:p text:style-name="_33__20_competencias"/>
          </table:table-cell>
          <table:table-cell table:style-name="Taula1.F10" office:value-type="string">
            <text:p text:style-name="_33__20_competencias"/>
          </table:table-cell>
          <table:table-cell table:style-name="Taula1.G10" office:value-type="string">
            <text:p text:style-name="_33__20_competencias"/>
          </table:table-cell>
          <table:table-cell table:style-name="Taula1.H10" office:value-type="string">
            <text:p text:style-name="_33__20_competencias"/>
          </table:table-cell>
        </table:table-row>
        <table:table-row table:style-name="Taula1.1">
          <table:table-cell table:style-name="Taula1.A10" office:value-type="string">
            <text:p text:style-name="P10"/>
          </table:table-cell>
          <table:table-cell table:style-name="Taula1.B10" office:value-type="string">
            <text:p text:style-name="P51"/>
          </table:table-cell>
          <table:table-cell table:style-name="Taula1.C10" office:value-type="string">
            <text:p text:style-name="P112">1rVLL.BL1.3.2 Produïx <text:span text:style-name="T25">a partir de models</text:span> textos orals dels gèneres més habituals del nivell educatiu (descripcions de persones, animals i objectes i narracions d’experiències i contes).</text:p>
          </table:table-cell>
          <table:table-cell table:style-name="Taula1.D10" office:value-type="string">
            <text:p text:style-name="P100">CCLI</text:p>
          </table:table-cell>
          <table:table-cell table:style-name="Taula1.E10" office:value-type="string">
            <text:p text:style-name="_33__20_competencias"/>
          </table:table-cell>
          <table:table-cell table:style-name="Taula1.F10" office:value-type="string">
            <text:p text:style-name="_33__20_competencias"/>
          </table:table-cell>
          <table:table-cell table:style-name="Taula1.G10" office:value-type="string">
            <text:p text:style-name="_33__20_competencias"/>
          </table:table-cell>
          <table:table-cell table:style-name="Taula1.H10" office:value-type="string">
            <text:p text:style-name="_33__20_competencias"/>
          </table:table-cell>
        </table:table-row>
        <table:table-row table:style-name="Taula1.1">
          <table:table-cell table:style-name="Taula1.A10" office:value-type="string">
            <text:p text:style-name="P10"/>
          </table:table-cell>
          <table:table-cell table:style-name="Taula1.B10" office:value-type="string">
            <text:p text:style-name="P51"/>
          </table:table-cell>
          <table:table-cell table:style-name="Taula1.C10" office:value-type="string">
            <text:p text:style-name="P90">1rVLL.BL1.3.3 En conversacions i diàlegs adapta el llenguatge a la situació de comunicació.</text:p>
          </table:table-cell>
          <table:table-cell table:style-name="Taula1.D10" office:value-type="string">
            <text:p text:style-name="P100">CCLI</text:p>
          </table:table-cell>
          <table:table-cell table:style-name="Taula1.E10" office:value-type="string">
            <text:p text:style-name="_33__20_competencias"/>
          </table:table-cell>
          <table:table-cell table:style-name="Taula1.F10" office:value-type="string">
            <text:p text:style-name="_33__20_competencias"/>
          </table:table-cell>
          <table:table-cell table:style-name="Taula1.G10" office:value-type="string">
            <text:p text:style-name="_33__20_competencias"/>
          </table:table-cell>
          <table:table-cell table:style-name="Taula1.H10" office:value-type="string">
            <text:p text:style-name="_33__20_competencias"/>
          </table:table-cell>
        </table:table-row>
        <table:table-row table:style-name="Taula1.1">
          <table:table-cell table:style-name="Taula1.A10" office:value-type="string">
            <text:p text:style-name="P10"/>
          </table:table-cell>
          <table:table-cell table:style-name="Taula1.B10" office:value-type="string">
            <text:p text:style-name="P51"/>
          </table:table-cell>
          <table:table-cell table:style-name="Taula1.C10" office:value-type="string">
            <text:p text:style-name="P53">1rVLL.BL1.3.4 En la producció de textos <text:soft-page-break/>orals, organitza la informació seguint l’orde i cronològic de l’estructura textual del model.</text:p>
          </table:table-cell>
          <table:table-cell table:style-name="Taula1.D10" office:value-type="string">
            <text:p text:style-name="P100">CCLI</text:p>
          </table:table-cell>
          <table:table-cell table:style-name="Taula1.E10" office:value-type="string">
            <text:p text:style-name="_33__20_competencias"/>
          </table:table-cell>
          <table:table-cell table:style-name="Taula1.F10" office:value-type="string">
            <text:p text:style-name="_33__20_competencias"/>
          </table:table-cell>
          <table:table-cell table:style-name="Taula1.G10" office:value-type="string">
            <text:p text:style-name="_33__20_competencias"/>
          </table:table-cell>
          <table:table-cell table:style-name="Taula1.H10" office:value-type="string">
            <text:p text:style-name="_33__20_competencias"/>
          </table:table-cell>
        </table:table-row>
        <table:table-row table:style-name="Taula1.1">
          <table:table-cell table:style-name="Taula1.A12" table:number-rows-spanned="2" office:value-type="string">
            <text:p text:style-name="P81">Memorització de poemes, travallengües, endevinalles i tirallongues pròxims als seus interessos i experiències.</text:p>
            <text:p text:style-name="P11">Orde lògic dels textos orals descriptius i narratius.</text:p>
            <text:p text:style-name="P81">Recursos de l’expressió oral: pauses, volum, entonació.</text:p>
            <text:p text:style-name="P30">Reproducció d’instruccions senzilles escoltades mantenint l’orde cronològic.</text:p>
          </table:table-cell>
          <table:table-cell table:style-name="Taula1.B12" table:number-rows-spanned="2" office:value-type="string">
            <text:p text:style-name="P52">1rVLL.BL1.4 Memoritzar i reproduir, a partir de models, textos orals dels gèneres més habituals del nivell educatiu, aplicant amb creativitat les estratègies d’expressió oral adequades.</text:p>
          </table:table-cell>
          <table:table-cell table:style-name="Taula1.C11" office:value-type="string">
            <text:p text:style-name="P32">1rVLL.BL1.4.1 Memoritza <text:span text:style-name="T25">a partir de models</text:span> textos orals dels gèneres pròxims a la seua experiència (travallengües, endevinalles, fórmules inicials i finals dels contes, instruccions senzilles).</text:p>
          </table:table-cell>
          <table:table-cell table:style-name="Taula1.D11" office:value-type="string">
            <text:p text:style-name="P100">CCLI</text:p>
            <text:p text:style-name="P100">CAA</text:p>
          </table:table-cell>
          <table:table-cell table:style-name="Taula1.E11" office:value-type="string">
            <text:p text:style-name="_33__20_competencias"/>
          </table:table-cell>
          <table:table-cell table:style-name="Taula1.F11" office:value-type="string">
            <text:p text:style-name="_33__20_competencias"/>
          </table:table-cell>
          <table:table-cell table:style-name="Taula1.G11" office:value-type="string">
            <text:p text:style-name="_33__20_competencias"/>
          </table:table-cell>
          <table:table-cell table:style-name="Taula1.H11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2" office:value-type="string">
            <text:p text:style-name="P95"><text:span text:style-name="T14">1rVLL.BL1.4.2 Reproduïx </text:span><text:span text:style-name="T27">a partir de models </text:span><text:span text:style-name="T14">textos orals dels gèneres pròxims a la seua experiència mantenint l’orde lògic i l’estructura del gènere textual.</text:span></text:p>
          </table:table-cell>
          <table:table-cell table:style-name="Taula1.D12" office:value-type="string">
            <text:p text:style-name="P100">CCLI</text:p>
            <text:p text:style-name="P100">CAA</text:p>
          </table:table-cell>
          <table:table-cell table:style-name="Taula1.E12" office:value-type="string">
            <text:p text:style-name="_33__20_competencias"/>
          </table:table-cell>
          <table:table-cell table:style-name="Taula1.F12" office:value-type="string">
            <text:p text:style-name="_33__20_competencias"/>
          </table:table-cell>
          <table:table-cell table:style-name="Taula1.G12" office:value-type="string">
            <text:p text:style-name="_33__20_competencias"/>
          </table:table-cell>
          <table:table-cell table:style-name="Taula1.H12" office:value-type="string">
            <text:p text:style-name="_33__20_competencias"/>
          </table:table-cell>
        </table:table-row>
        <table:table-row table:style-name="Taula1.1">
          <table:table-cell table:style-name="Taula1.A14" table:number-rows-spanned="2" office:value-type="string">
            <text:p text:style-name="P75">Comprensió de textos orals procedents de la televisió com a instrument per a l’aprenentatge i per a obtindre informació general sobre fets i esdeveniments pròxims a la seua experiència. Expressió de gustos.</text:p>
            <text:p text:style-name="P88"/>
          </table:table-cell>
          <table:table-cell table:style-name="Taula1.B14" table:number-rows-spanned="2" office:value-type="string">
            <text:p text:style-name="P70">1rVLL.BL1.5 <text:span text:style-name="T31">Interpretar textos orals pròxims a la seua experiència procedents dels mitjans de comunicació utilitzant les estratègies de comprensió del nivell educatiu, resumint-ne el contingut. </text:span></text:p>
          </table:table-cell>
          <table:table-cell table:style-name="Taula1.C13" office:value-type="string">
            <text:p text:style-name="P53">1rVLL.BL1.5.1 Interpreta textos orals de l’àmbit escolar i social procedents dels mitjans de comunicació (anuncis de televisió i notícies pròximes a la seua experiència) i en resumix el contingut.</text:p>
          </table:table-cell>
          <table:table-cell table:style-name="Taula1.D13" office:value-type="string">
            <text:p text:style-name="P100">CCLI</text:p>
            <text:p text:style-name="P100">CAA</text:p>
          </table:table-cell>
          <table:table-cell table:style-name="Taula1.E13" office:value-type="string">
            <text:p text:style-name="_33__20_competencias"/>
          </table:table-cell>
          <table:table-cell table:style-name="Taula1.F13" office:value-type="string">
            <text:p text:style-name="_33__20_competencias"/>
          </table:table-cell>
          <table:table-cell table:style-name="Taula1.G13" office:value-type="string">
            <text:p text:style-name="_33__20_competencias"/>
          </table:table-cell>
          <table:table-cell table:style-name="Taula1.H13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4" office:value-type="string">
            <text:p text:style-name="P119"/>
          </table:table-cell>
          <table:table-cell table:style-name="Taula1.D14" office:value-type="string">
            <text:p text:style-name="P104"/>
          </table:table-cell>
          <table:table-cell table:style-name="Taula1.E14" office:value-type="string">
            <text:p text:style-name="_33__20_competencias"/>
          </table:table-cell>
          <table:table-cell table:style-name="Taula1.F14" office:value-type="string">
            <text:p text:style-name="_33__20_competencias"/>
          </table:table-cell>
          <table:table-cell table:style-name="Taula1.G14" office:value-type="string">
            <text:p text:style-name="_33__20_competencias"/>
          </table:table-cell>
          <table:table-cell table:style-name="Taula1.H14" office:value-type="string">
            <text:p text:style-name="_33__20_competencias"/>
          </table:table-cell>
        </table:table-row>
        <table:table-row table:style-name="Taula1.1">
          <table:table-cell table:style-name="Taula1.A16" table:number-rows-spanned="2" office:value-type="string">
            <text:p text:style-name="P78"/>
          </table:table-cell>
          <table:table-cell table:style-name="Taula1.B16" table:number-rows-spanned="2" office:value-type="string">
            <text:p text:style-name="P117"/>
          </table:table-cell>
          <table:table-cell table:style-name="Taula1.C15" office:value-type="string">
            <text:p text:style-name="P117"/>
          </table:table-cell>
          <table:table-cell table:style-name="Taula1.D15" office:value-type="string">
            <text:p text:style-name="P104"/>
          </table:table-cell>
          <table:table-cell table:style-name="Taula1.E15" office:value-type="string">
            <text:p text:style-name="_33__20_competencias"/>
          </table:table-cell>
          <table:table-cell table:style-name="Taula1.F15" office:value-type="string">
            <text:p text:style-name="_33__20_competencias"/>
          </table:table-cell>
          <table:table-cell table:style-name="Taula1.G15" office:value-type="string">
            <text:p text:style-name="_33__20_competencias"/>
          </table:table-cell>
          <table:table-cell table:style-name="Taula1.H15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6" office:value-type="string">
            <text:p text:style-name="P52"/>
          </table:table-cell>
          <table:table-cell table:style-name="Taula1.D16" office:value-type="string">
            <text:p text:style-name="P104"/>
          </table:table-cell>
          <table:table-cell table:style-name="Taula1.E16" office:value-type="string">
            <text:p text:style-name="_33__20_competencias"/>
          </table:table-cell>
          <table:table-cell table:style-name="Taula1.F16" office:value-type="string">
            <text:p text:style-name="_33__20_competencias"/>
          </table:table-cell>
          <table:table-cell table:style-name="Taula1.G16" office:value-type="string">
            <text:p text:style-name="_33__20_competencias"/>
          </table:table-cell>
          <table:table-cell table:style-name="Taula1.H16" office:value-type="string">
            <text:p text:style-name="_33__20_competencias"/>
          </table:table-cell>
        </table:table-row>
        <table:table-row table:style-name="Taula1.17">
          <table:table-cell table:style-name="Taula1.A2" table:number-columns-spanned="8" office:value-type="string">
            <text:p text:style-name="P107"><text:span text:style-name="T23">B</text:span><text:span text:style-name="T17">LOC </text:span><text:span text:style-name="T18">2</text:span><text:span text:style-name="T17">. </text:span><text:span text:style-name="T19">COMUNICACIÓ ESCRITA. LLEGI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4" office:value-type="string">
            <text:p text:style-name="P29">CONTINGUTS</text:p>
          </table:table-cell>
          <table:table-cell table:style-name="Taula1.A4" office:value-type="string">
            <text:p text:style-name="_33__20_gris">CRITERIS D’AVALUACIÓ</text:p>
          </table:table-cell>
          <table:table-cell table:style-name="Taula1.A4" office:value-type="string">
            <text:p text:style-name="_33__20_gris">INDICADORS D’ÈXIT</text:p>
          </table:table-cell>
          <table:table-cell table:style-name="Taula1.A4" office:value-type="string">
            <text:p text:style-name="_33__20_gris">CCLV</text:p>
          </table:table-cell>
          <table:table-cell table:style-name="Taula1.A4" office:value-type="string">
            <text:p text:style-name="P28">1<text:span text:style-name="T16">r</text:span> T</text:p>
          </table:table-cell>
          <table:table-cell table:style-name="Taula1.A4" office:value-type="string">
            <text:p text:style-name="P28">2<text:span text:style-name="T16">n</text:span> T</text:p>
          </table:table-cell>
          <table:table-cell table:style-name="Taula1.A4" office:value-type="string">
            <text:p text:style-name="P28">3<text:span text:style-name="T16">r</text:span> T</text:p>
          </table:table-cell>
          <table:table-cell table:style-name="Taula1.H4" office:value-type="string">
            <text:p text:style-name="P28">FIN</text:p>
          </table:table-cell>
        </table:table-row>
        <table:table-row table:style-name="Taula1.1">
          <table:table-cell table:style-name="Taula1.A4" table:number-rows-spanned="2" office:value-type="string">
            <text:p text:style-name="P39">Lectura de textos pròxims a l’experiència infantil en distints suports (impresos i digitals) iniciant-los progressivament en les convencions del codi escrit. </text:p>
            <text:p text:style-name="P40">Lectura de textos que continguen jocs senzills amb el llenguatge, tant populars com cultes: endevinalles, refranys, travallengües, acudits, normes de joc, etc., on s’exercite la pronunciació.</text:p>
            <text:p text:style-name="P36"><text:soft-page-break/>Lectura de textos impresos i digitals, tant de l’àmbit escolar com de la vida quotidiana: horaris, cartells, avisos, normes senzilles, felicitacions, invitacions, postals, agenda escolar, etc.</text:p>
          </table:table-cell>
          <table:table-cell table:style-name="Taula1.A4" table:number-rows-spanned="2" office:value-type="string">
            <text:p text:style-name="P31">1rVLL.BL2.1 Llegir en veu alta per a aconseguir una progressiva correcció en la correspondència entre fonemes i grafies, adequant-se al format i a l’estructura textual.</text:p>
          </table:table-cell>
          <table:table-cell table:style-name="Taula1.A4" office:value-type="string">
            <text:p text:style-name="P32">1rVLL.BL2.1.1 Llig en veu alta amb progressiva correcció en la correspondència entre fonemes i grafies, adequant-se al format i a l’estructura textual.</text:p>
          </table:table-cell>
          <table:table-cell table:style-name="Taula1.A4" office:value-type="string">
            <text:p text:style-name="P100">CCLI</text:p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H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A4" office:value-type="string">
            <text:p text:style-name="P71"/>
          </table:table-cell>
          <table:table-cell table:style-name="Taula1.A4" office:value-type="string">
            <text:p text:style-name="P103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H4" office:value-type="string">
            <text:p text:style-name="_33__20_competencias"/>
          </table:table-cell>
        </table:table-row>
        <table:table-row table:style-name="Taula1.1">
          <table:table-cell table:style-name="Taula1.A24" table:number-rows-spanned="4" office:value-type="string">
            <text:p text:style-name="P36">Introducció guiada a l’ús d’estratègies bàsiques per a la comprensió lectora: abans de la lectura anticipant hipòtesis a través d’informació paratextual (títol i il·lustracions); durant la lectura (comprovant hipòtesis i rellegint si falla la comprensió), i després de la lectura (percebent el sentit global del text, corroborant les hipòtesis formulades anteriorment, resumint i realitzant una valoració personal).</text:p>
          </table:table-cell>
          <table:table-cell table:style-name="Taula1.B21" office:value-type="string">
            <text:p text:style-name="P113">1rVLL.BL2.2 <text:span text:style-name="T32">Interpretar, de manera guiada a través de la reflexió i el diàleg, textos pròxims a la seua experiència, anticipant hipòtesis a través del títol i les il·lustracions, captant el sentit global del text i resumint oralment el contingut.</text:span></text:p>
          </table:table-cell>
          <table:table-cell table:style-name="Taula1.C21" office:value-type="string">
            <text:p text:style-name="P53">1rVLL.BL2.2.1. Identifica el tema i el destinatari en els textos escrits impresos i digitals <text:span text:style-name="T25">del nivell educatiu </text:span>(endevinalles, refranys, travallengües, acudits, normes de joc, horaris cartells, invitacions, agenda escolar, etc.).</text:p>
          </table:table-cell>
          <table:table-cell table:style-name="Taula1.D21" office:value-type="string">
            <text:p text:style-name="P100">CCLI</text:p>
            <text:p text:style-name="P100">CAA</text:p>
          </table:table-cell>
          <table:table-cell table:style-name="Taula1.E21" office:value-type="string">
            <text:p text:style-name="_33__20_competencias"/>
          </table:table-cell>
          <table:table-cell table:style-name="Taula1.F21" office:value-type="string">
            <text:p text:style-name="_33__20_competencias"/>
          </table:table-cell>
          <table:table-cell table:style-name="Taula1.G21" office:value-type="string">
            <text:p text:style-name="_33__20_competencias"/>
          </table:table-cell>
          <table:table-cell table:style-name="Taula1.H21" office:value-type="string">
            <text:p text:style-name="_33__20_competencias"/>
          </table:table-cell>
        </table:table-row>
        <table:table-row table:style-name="Taula1.1">
          <table:covered-table-cell/>
          <table:table-cell table:style-name="Taula1.B24" table:number-rows-spanned="3" office:value-type="string">
            <text:p text:style-name="P45"/>
          </table:table-cell>
          <table:table-cell table:style-name="Taula1.C22" office:value-type="string">
            <text:p text:style-name="P32">1rVLL.BL2.2.2 Anticipa el tema fent conjectures sobre el contingut de textos escrits a través del títol i les il·lustracions.</text:p>
          </table:table-cell>
          <table:table-cell table:style-name="Taula1.D22" office:value-type="string">
            <text:p text:style-name="P101">CCLI</text:p>
            <text:p text:style-name="P101">CAA</text:p>
          </table:table-cell>
          <table:table-cell table:style-name="Taula1.E22" office:value-type="string">
            <text:p text:style-name="_33__20_competencias"/>
          </table:table-cell>
          <table:table-cell table:style-name="Taula1.F22" office:value-type="string">
            <text:p text:style-name="_33__20_competencias"/>
          </table:table-cell>
          <table:table-cell table:style-name="Taula1.G22" office:value-type="string">
            <text:p text:style-name="_33__20_competencias"/>
          </table:table-cell>
          <table:table-cell table:style-name="Taula1.H22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24" table:number-rows-spanned="2" office:value-type="string">
            <text:p text:style-name="P48">1rVLL.BL2.2.3 Capta el sentit global de textos escrits propis del nivell educatiu i en resumix oralment el contingut.</text:p>
          </table:table-cell>
          <table:table-cell table:style-name="Taula1.D23" office:value-type="string">
            <text:p text:style-name="P101">CCLI</text:p>
            <text:p text:style-name="P101">CAA</text:p>
          </table:table-cell>
          <table:table-cell table:style-name="Taula1.E23" office:value-type="string">
            <text:p text:style-name="_33__20_competencias"/>
          </table:table-cell>
          <table:table-cell table:style-name="Taula1.F23" office:value-type="string">
            <text:p text:style-name="_33__20_competencias"/>
          </table:table-cell>
          <table:table-cell table:style-name="Taula1.G23" office:value-type="string">
            <text:p text:style-name="_33__20_competencias"/>
          </table:table-cell>
          <table:table-cell table:style-name="Taula1.H23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covered-table-cell/>
          <table:table-cell table:style-name="Taula1.D24" office:value-type="string">
            <text:p text:style-name="_33__20_competencias"/>
          </table:table-cell>
          <table:table-cell table:style-name="Taula1.E24" office:value-type="string">
            <text:p text:style-name="_33__20_competencias"/>
          </table:table-cell>
          <table:table-cell table:style-name="Taula1.F24" office:value-type="string">
            <text:p text:style-name="_33__20_competencias"/>
          </table:table-cell>
          <table:table-cell table:style-name="Taula1.G24" office:value-type="string">
            <text:p text:style-name="_33__20_competencias"/>
          </table:table-cell>
          <table:table-cell table:style-name="Taula1.H24" office:value-type="string">
            <text:p text:style-name="_33__20_competencias"/>
          </table:table-cell>
        </table:table-row>
        <table:table-row table:style-name="Taula1.1">
          <table:table-cell table:style-name="Taula1.A25" office:value-type="string">
            <text:p text:style-name="P120">Iniciació a la selecció guiada de lectures digitals pròximes als seus interessos com a font de gaudi.</text:p>
            <text:p text:style-name="P38">Iniciació a l’ús dirigit de les TIC (PDI, tauletes tàctils...).</text:p>
          </table:table-cell>
          <table:table-cell table:style-name="Taula1.B25" office:value-type="string">
            <text:p text:style-name="P46">1rVLL.BL2.3 <text:span text:style-name="T33">Llegir en mitjans digitals per a buscar i seleccionar informació i utilitzar-la en les tasques d’aprenentatge seguint indicacions de l’adult.</text:span></text:p>
          </table:table-cell>
          <table:table-cell table:style-name="Taula1.C27" office:value-type="string">
            <text:p text:style-name="P48">1r<text:span text:style-name="T36">V</text:span>LL.BL2.3.1 <text:span text:style-name="T37">S</text:span>elecciona informació <text:span text:style-name="T38">facilitada</text:span> per l'adult en mitjans digitals <text:span text:style-name="T37">per a utilitzar-la en tasques d'aprenentatge</text:span>.</text:p>
          </table:table-cell>
          <table:table-cell table:style-name="Taula1.D27" office:value-type="string">
            <text:p text:style-name="P101">CCLI</text:p>
            <text:p text:style-name="P101">CD</text:p>
          </table:table-cell>
          <table:table-cell table:style-name="Taula1.E25" office:value-type="string">
            <text:p text:style-name="_33__20_competencias"/>
          </table:table-cell>
          <table:table-cell table:style-name="Taula1.F25" office:value-type="string">
            <text:p text:style-name="_33__20_competencias"/>
          </table:table-cell>
          <table:table-cell table:style-name="Taula1.G25" office:value-type="string">
            <text:p text:style-name="_33__20_competencias"/>
          </table:table-cell>
          <table:table-cell table:style-name="Taula1.H25" office:value-type="string">
            <text:p text:style-name="_33__20_competencias"/>
          </table:table-cell>
        </table:table-row>
        <table:table-row table:style-name="Taula1.1">
          <table:table-cell table:style-name="Taula1.A27" table:number-rows-spanned="2" office:value-type="string">
            <text:p text:style-name="P41">Utilització de manera guiada de les biblioteques d’aula i centre per a seleccionar lectures personals.</text:p>
            <text:p text:style-name="P42">Reconeixement dels espais funcionals de les biblioteques d’aula i de centre i de les pautes bàsiques d’organització d’estes.</text:p>
            <text:p text:style-name="P37">Iniciació al coneixement i respecte de les normes de funcionament de les biblioteques per a un ús responsable d’estes.</text:p>
          </table:table-cell>
          <table:table-cell table:style-name="Taula1.B27" table:number-rows-spanned="2" office:value-type="string">
            <text:p text:style-name="P118">1rVLL.BL2.4 Utilitzar de manera guiada les biblioteques d’aula i centre, fent-ne un ús responsable, per a seleccionar lectures personals, reconéixer els distints espais funcionals i les seues pautes bàsiques d’organització.</text:p>
          </table:table-cell>
          <table:table-cell table:style-name="Taula1.C27" office:value-type="string">
            <text:p text:style-name="P34">1rVLL.BL2.4.1 Utilitza <text:span text:style-name="T25">de manera guiada</text:span> la biblioteca d’aula per a obtindre informació i seleccionar lectures personals.</text:p>
          </table:table-cell>
          <table:table-cell table:style-name="Taula1.D27" office:value-type="string">
            <text:p text:style-name="P101">CSC</text:p>
            <text:p text:style-name="P101">SIEE</text:p>
          </table:table-cell>
          <table:table-cell table:style-name="Taula1.E27" office:value-type="string">
            <text:p text:style-name="_33__20_competencias"/>
          </table:table-cell>
          <table:table-cell table:style-name="Taula1.F27" office:value-type="string">
            <text:p text:style-name="_33__20_competencias"/>
          </table:table-cell>
          <table:table-cell table:style-name="Taula1.G27" office:value-type="string">
            <text:p text:style-name="_33__20_competencias"/>
          </table:table-cell>
          <table:table-cell table:style-name="Taula1.H27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27" office:value-type="string">
            <text:p text:style-name="P34">1rVLL.BL2.4.2 Reconeix i respecta les pautes bàsiques d’organització de la biblioteca d’aula (responsables, sistema de préstec, etc.).</text:p>
          </table:table-cell>
          <table:table-cell table:style-name="Taula1.D27" office:value-type="string">
            <text:p text:style-name="P101">CSC</text:p>
          </table:table-cell>
          <table:table-cell table:style-name="Taula1.E27" office:value-type="string">
            <text:p text:style-name="_33__20_competencias"/>
          </table:table-cell>
          <table:table-cell table:style-name="Taula1.F27" office:value-type="string">
            <text:p text:style-name="_33__20_competencias"/>
          </table:table-cell>
          <table:table-cell table:style-name="Taula1.G27" office:value-type="string">
            <text:p text:style-name="_33__20_competencias"/>
          </table:table-cell>
          <table:table-cell table:style-name="Taula1.H27" office:value-type="string">
            <text:p text:style-name="_33__20_competencias"/>
          </table:table-cell>
        </table:table-row>
        <table:table-row table:style-name="Taula1.1">
          <table:table-cell table:style-name="Taula1.A28" office:value-type="string">
            <text:p text:style-name="P98">Participació en accions previstes en el Pla lector del centre referides a la comprensió i la dinamització lectora <text:soft-page-break/>(contacontes, apadrinament lector, commemoracions, maletes viatgeres, etc.).</text:p>
          </table:table-cell>
          <table:table-cell table:style-name="Taula1.B28" office:value-type="string">
            <text:p text:style-name="P47"><text:span text:style-name="T34">1rVLL.BL2.5 <text:s/>Participar amb progressiva autonomia en accions del Pla lector del centre com ara contacontes, </text:span><text:soft-page-break/><text:span text:style-name="T34">apadrinament lector, commemoracions, maletes viatgeres, etc. per a desenrotllar tant la competència lectora com l’hàbit lector.</text:span></text:p>
          </table:table-cell>
          <table:table-cell table:style-name="Taula1.C28" office:value-type="string">
            <text:p text:style-name="P53">1rVLL.BL2.5.1 Participa, <text:span text:style-name="T25">a proposta dels adults</text:span>, en accions del Pla lector del centre organitzades per al seu nivell educatiu <text:s/><text:soft-page-break/>(contacontes, apadrinament lector, <text:s/>maletes viatgeres, commemoracions, etc.).</text:p>
          </table:table-cell>
          <table:table-cell table:style-name="Taula1.D28" office:value-type="string">
            <text:p text:style-name="P101">CCLI</text:p>
            <text:p text:style-name="P101">CSC</text:p>
            <text:p text:style-name="P101">CEC</text:p>
          </table:table-cell>
          <table:table-cell table:style-name="Taula1.E28" office:value-type="string">
            <text:p text:style-name="_33__20_competencias"/>
          </table:table-cell>
          <table:table-cell table:style-name="Taula1.F28" office:value-type="string">
            <text:p text:style-name="_33__20_competencias"/>
          </table:table-cell>
          <table:table-cell table:style-name="Taula1.G28" office:value-type="string">
            <text:p text:style-name="_33__20_competencias"/>
          </table:table-cell>
          <table:table-cell table:style-name="Taula1.H28" office:value-type="string">
            <text:p text:style-name="_33__20_competencias"/>
          </table:table-cell>
        </table:table-row>
        <table:table-row table:style-name="Taula1.1">
          <table:table-cell table:style-name="Taula1.A2" table:number-columns-spanned="8" office:value-type="string">
            <text:p text:style-name="P44"><text:span text:style-name="T22">BL</text:span><text:span text:style-name="T21">OC </text:span><text:span text:style-name="T22">3</text:span><text:span text:style-name="T21">. </text:span><text:span text:style-name="T22">COMUNICACIÓ ESCRITA. ESCRIU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4" table:number-rows-spanned="3" office:value-type="string">
            <text:p text:style-name="P68">Coneixement i ús guiat dels elements bàsics de textos escrits senzills de la vida quotidiana de l’aula: horaris, dates, cartells, avisos, endevinalles, felicitacions, invitacions, peus de foto, etc.</text:p>
            <text:p text:style-name="P69">Redacció de l’esborrany.</text:p>
            <text:p text:style-name="P64">Escriptura i reescriptura individual i col·lectiva de textos seguint models, amb diferents intencions i amb una cal·ligrafia, orde i neteja adequats.</text:p>
          </table:table-cell>
          <table:table-cell table:style-name="Taula1.A4" table:number-rows-spanned="3" office:value-type="string">
            <text:p text:style-name="P55">1rVLL.BL3.1 Planificar i escriure, de forma reflexiva i dialogada, per mitjà de l’observació de models i amb la col·laboració dels seus companys, textos dels gèneres més habituals del nivell educatiu, redactant l’esborrany i seguint l’orde lògic que el model proposa.</text:p>
          </table:table-cell>
          <table:table-cell table:style-name="Taula1.A4" office:value-type="string">
            <text:p text:style-name="P55"><text:span text:style-name="T13">1rVLL.BL3.1.1 Participa, per mitjà de l’</text:span><text:span text:style-name="T26">observació de models</text:span><text:span text:style-name="T13">, en el procés col·lectiu de planificació i escriptura de textos (descripcions de persones, animals i objectes, narracions d’experiències i contes) .</text:span></text:p>
          </table:table-cell>
          <table:table-cell table:style-name="Taula1.A4" office:value-type="string">
            <text:p text:style-name="P101">CCLI</text:p>
            <text:p text:style-name="P101">CAA</text:p>
          </table:table-cell>
          <table:table-cell table:style-name="Taula1.A4" office:value-type="string">
            <text:p text:style-name="P28"/>
          </table:table-cell>
          <table:table-cell table:style-name="Taula1.A4" office:value-type="string">
            <text:p text:style-name="P28"/>
          </table:table-cell>
          <table:table-cell table:style-name="Taula1.A4" office:value-type="string">
            <text:p text:style-name="P28"/>
          </table:table-cell>
          <table:table-cell table:style-name="Taula1.H4" office:value-type="string">
            <text:p text:style-name="P28"/>
          </table:table-cell>
        </table:table-row>
        <table:table-row table:style-name="Taula1.1">
          <table:covered-table-cell/>
          <table:covered-table-cell/>
          <table:table-cell table:style-name="Taula1.A4" office:value-type="string">
            <text:p text:style-name="P33">1rVLL.BL3.1.2 Quan redacta textos organitza la informació seguint l’orde lògic i cronològic de l’estructura textual del model.</text:p>
          </table:table-cell>
          <table:table-cell table:style-name="Taula1.A4" office:value-type="string">
            <text:p text:style-name="P101">CCLI</text:p>
            <text:p text:style-name="P101">CAA</text:p>
          </table:table-cell>
          <table:table-cell table:style-name="Taula1.A4" office:value-type="string">
            <text:p text:style-name="P28"/>
          </table:table-cell>
          <table:table-cell table:style-name="Taula1.A4" office:value-type="string">
            <text:p text:style-name="P28"/>
          </table:table-cell>
          <table:table-cell table:style-name="Taula1.A4" office:value-type="string">
            <text:p text:style-name="P28"/>
          </table:table-cell>
          <table:table-cell table:style-name="Taula1.H4" office:value-type="string">
            <text:p text:style-name="P28"/>
          </table:table-cell>
        </table:table-row>
        <table:table-row table:style-name="Taula1.1">
          <table:covered-table-cell/>
          <table:covered-table-cell/>
          <table:table-cell table:style-name="Taula1.A4" office:value-type="string">
            <text:p text:style-name="P50">1rVLL.BL3.1.3 Quan redacta textos adapta el llenguatge a la situació de comunicació.</text:p>
          </table:table-cell>
          <table:table-cell table:style-name="Taula1.A4" office:value-type="string">
            <text:p text:style-name="P101">CCLI</text:p>
          </table:table-cell>
          <table:table-cell table:style-name="Taula1.A4" office:value-type="string">
            <text:p text:style-name="P28"/>
          </table:table-cell>
          <table:table-cell table:style-name="Taula1.A4" office:value-type="string">
            <text:p text:style-name="P28"/>
          </table:table-cell>
          <table:table-cell table:style-name="Taula1.A4" office:value-type="string">
            <text:p text:style-name="P28"/>
          </table:table-cell>
          <table:table-cell table:style-name="Taula1.H4" office:value-type="string">
            <text:p text:style-name="P28"/>
          </table:table-cell>
        </table:table-row>
        <table:table-row table:style-name="Taula1.1">
          <table:table-cell table:style-name="Taula1.A4" office:value-type="string">
            <text:p text:style-name="P66">Avaluació i revisió guiada i col·lectiva del text.</text:p>
            <text:p text:style-name="P67">Reescriptura del producte final.</text:p>
            <text:p text:style-name="P67">Selecció raonada de les produccions a incloure en el portfolio. </text:p>
            <text:p text:style-name="P65">Normes gramaticals i ortogràfiques bàsiques del nivell educatiu.</text:p>
          </table:table-cell>
          <table:table-cell table:style-name="Taula1.A4" office:value-type="string">
            <text:p text:style-name="P55">1rVLL.BL3.2 <text:span text:style-name="T39">Participar de manera col·lectiva en el procés de revisió de la correcció gramatical, ortogràfica i formal de textos escrits del nivell educatiu.</text:span></text:p>
          </table:table-cell>
          <table:table-cell table:style-name="Taula1.A4" office:value-type="string">
            <text:p text:style-name="P35">1rVLL.BL3.2.1 Participa en el <text:span text:style-name="T25">procés col·lectiu de revisió</text:span> de textos escrits detectant errors i fent propostes, col·laborant amb els seus companys.</text:p>
          </table:table-cell>
          <table:table-cell table:style-name="Taula1.A4" office:value-type="string">
            <text:p text:style-name="P101">CCLI</text:p>
            <text:p text:style-name="P101">CAA</text:p>
          </table:table-cell>
          <table:table-cell table:style-name="Taula1.A4" office:value-type="string">
            <text:p text:style-name="P28"/>
          </table:table-cell>
          <table:table-cell table:style-name="Taula1.A4" office:value-type="string">
            <text:p text:style-name="P28"/>
          </table:table-cell>
          <table:table-cell table:style-name="Taula1.A4" office:value-type="string">
            <text:p text:style-name="P28"/>
          </table:table-cell>
          <table:table-cell table:style-name="Taula1.H4" office:value-type="string">
            <text:p text:style-name="P28"/>
          </table:table-cell>
        </table:table-row>
        <table:table-row table:style-name="Taula1.1">
          <table:table-cell table:style-name="Taula1.A4" office:value-type="string">
            <text:p text:style-name="P72">Tècniques per al tractament de la informació: llistes, imatges o dibuixos.</text:p>
          </table:table-cell>
          <table:table-cell table:style-name="Taula1.A4" office:value-type="string">
            <text:p text:style-name="P55">1rVLL.BL3.3 Organitzar a partir de models la informació obtinguda durant l’escolta activa o la lectura guiada de fonts preseleccionades per mitjà de llistes, imatges o dibuixos per a utilitzar-la en les tasques d’aprenentatge.</text:p>
          </table:table-cell>
          <table:table-cell table:style-name="Taula1.A4" office:value-type="string">
            <text:p text:style-name="P35">1rVLL.BL3.3.1 <text:span text:style-name="T25">Organitza a partir de models</text:span> la informació obtinguda durant l’escolta activa o la lectura de fonts preseleccionades per mitjà de llistes, imatges o dibuixos per a utilitzar-la en les tasques d’aprenentatge.</text:p>
          </table:table-cell>
          <table:table-cell table:style-name="Taula1.A4" office:value-type="string">
            <text:p text:style-name="P101">CAA</text:p>
          </table:table-cell>
          <table:table-cell table:style-name="Taula1.A4" office:value-type="string">
            <text:p text:style-name="P28"/>
          </table:table-cell>
          <table:table-cell table:style-name="Taula1.A4" office:value-type="string">
            <text:p text:style-name="P28"/>
          </table:table-cell>
          <table:table-cell table:style-name="Taula1.A4" office:value-type="string">
            <text:p text:style-name="P28"/>
          </table:table-cell>
          <table:table-cell table:style-name="Taula1.H4" office:value-type="string">
            <text:p text:style-name="P28"/>
          </table:table-cell>
        </table:table-row>
        <table:table-row table:style-name="Taula1.1">
          <table:table-cell table:style-name="Taula1.A2" table:number-columns-spanned="8" office:value-type="string">
            <text:p text:style-name="P43"><text:span text:style-name="T22">BL</text:span><text:span text:style-name="T21">OC </text:span><text:span text:style-name="T22">4</text:span><text:span text:style-name="T21">. </text:span><text:span text:style-name="T22">CONEIXEMENT DE LA LLENGU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4" office:value-type="string">
            <text:p text:style-name="P29">CONTINGUTS</text:p>
          </table:table-cell>
          <table:table-cell table:style-name="Taula1.A4" office:value-type="string">
            <text:p text:style-name="_33__20_gris">CRITERIS D’AVALUACIÓ</text:p>
          </table:table-cell>
          <table:table-cell table:style-name="Taula1.A4" office:value-type="string">
            <text:p text:style-name="_33__20_gris">INDICADORS D’ÈXIT</text:p>
          </table:table-cell>
          <table:table-cell table:style-name="Taula1.A4" office:value-type="string">
            <text:p text:style-name="_33__20_gris">CCLV</text:p>
          </table:table-cell>
          <table:table-cell table:style-name="Taula1.A4" office:value-type="string">
            <text:p text:style-name="P28">1<text:span text:style-name="T16">r</text:span> T</text:p>
          </table:table-cell>
          <table:table-cell table:style-name="Taula1.A4" office:value-type="string">
            <text:p text:style-name="P28">2<text:span text:style-name="T16">n</text:span> T</text:p>
          </table:table-cell>
          <table:table-cell table:style-name="Taula1.A4" office:value-type="string">
            <text:p text:style-name="P28">3<text:span text:style-name="T16">r</text:span> T</text:p>
          </table:table-cell>
          <table:table-cell table:style-name="Taula1.H4" office:value-type="string">
            <text:p text:style-name="P28">FIN</text:p>
          </table:table-cell>
        </table:table-row>
        <table:table-row table:style-name="Taula1.1">
          <table:table-cell table:style-name="Taula1.A37" office:value-type="string">
            <text:p text:style-name="P59">Reflexió gramatical i reconeixement de les vocals i les consonants.</text:p>
            <text:p text:style-name="P59"><text:soft-page-break/>Associació de grafema/fonema.</text:p>
            <text:p text:style-name="P59">Enunciat, paraula i síl·laba.</text:p>
            <text:p text:style-name="P59">La paraula, element bàsic de l’oració.</text:p>
            <text:p text:style-name="P59">Classes de noms: propis i comuns.</text:p>
            <text:p text:style-name="P59">Nombre: singular i plural.</text:p>
            <text:p text:style-name="P59">Gènere: masculí i femení.</text:p>
            <text:p text:style-name="P57">Regles bàsiques d’ortografia aplicades a paraules d’ús habitual.</text:p>
          </table:table-cell>
          <table:table-cell table:style-name="Taula1.B37" office:value-type="string">
            <text:p text:style-name="P12">1rVLL.BL4.1 <text:span text:style-name="T40">Reconéixer, de manera guiada, els elements bàsics del sistema </text:span><text:soft-page-break/><text:span text:style-name="T40">lingüístic adequats al nivell educatiu per a interpretar, elaborar i revisar textos de manera col·lectiva.</text:span></text:p>
          </table:table-cell>
          <table:table-cell table:style-name="Taula1.C37" office:value-type="string">
            <text:p text:style-name="P63"><text:span text:style-name="T12">1rVLL.BL4.1.1 Reconeix per mitjà de l’observació de models, els elements </text:span><text:soft-page-break/><text:span text:style-name="T12">bàsics del sistema lingüístic, adequats al nivell educatiu en textos orals i escrits de l’entorn familiar i escolar (aula).</text:span></text:p>
          </table:table-cell>
          <table:table-cell table:style-name="Taula1.D37" office:value-type="string">
            <text:p text:style-name="P101">CCLI</text:p>
            <text:p text:style-name="P101">CAA</text:p>
            <text:p text:style-name="P101"><text:soft-page-break/></text:p>
          </table:table-cell>
          <table:table-cell table:style-name="Taula1.E37" office:value-type="string">
            <text:p text:style-name="_33__20_competencias"/>
          </table:table-cell>
          <table:table-cell table:style-name="Taula1.F37" office:value-type="string">
            <text:p text:style-name="_33__20_competencias"/>
          </table:table-cell>
          <table:table-cell table:style-name="Taula1.G37" office:value-type="string">
            <text:p text:style-name="_33__20_competencias"/>
          </table:table-cell>
          <table:table-cell table:style-name="Taula1.H37" office:value-type="string">
            <text:p text:style-name="_33__20_competencias"/>
          </table:table-cell>
        </table:table-row>
        <table:table-row table:style-name="Taula1.1">
          <table:table-cell table:style-name="Taula1.A38" office:value-type="string">
            <text:p text:style-name="P60"/>
          </table:table-cell>
          <table:table-cell table:style-name="Taula1.B38" office:value-type="string">
            <text:p text:style-name="P14"/>
          </table:table-cell>
          <table:table-cell table:style-name="Taula1.C38" office:value-type="string">
            <text:p text:style-name="P54"><text:span text:style-name="T10">1rVLL.BL4.1.2 Participa </text:span><text:span text:style-name="T28">amb ajuda de models</text:span><text:span text:style-name="T10">, en el procés col·lectiu de revisió de textos aplicant els coneixements sobre els elements bàsics del sistema lingüístic adequats al nivell educatiu.</text:span></text:p>
          </table:table-cell>
          <table:table-cell table:style-name="Taula1.D38" office:value-type="string">
            <text:p text:style-name="P101">CCLI</text:p>
            <text:p text:style-name="P101">CAA</text:p>
            <text:p text:style-name="P101"/>
          </table:table-cell>
          <table:table-cell table:style-name="Taula1.E38" office:value-type="string">
            <text:p text:style-name="_33__20_competencias"/>
          </table:table-cell>
          <table:table-cell table:style-name="Taula1.F38" office:value-type="string">
            <text:p text:style-name="_33__20_competencias"/>
          </table:table-cell>
          <table:table-cell table:style-name="Taula1.G38" office:value-type="string">
            <text:p text:style-name="_33__20_competencias"/>
          </table:table-cell>
          <table:table-cell table:style-name="Taula1.H38" office:value-type="string">
            <text:p text:style-name="_33__20_competencias"/>
          </table:table-cell>
        </table:table-row>
        <table:table-row table:style-name="Taula1.1">
          <table:table-cell table:style-name="Taula1.A40" table:number-rows-spanned="2" office:value-type="string">
            <text:p text:style-name="P59">Abecedari.</text:p>
            <text:p text:style-name="P59">Iniciació a l’orde alfabètic.</text:p>
            <text:p text:style-name="P59">Paraules simples.</text:p>
            <text:p text:style-name="P57">Classificació de paraules per orde alfabètic.</text:p>
          </table:table-cell>
          <table:table-cell table:style-name="Taula1.B40" table:number-rows-spanned="2" office:value-type="string">
            <text:p text:style-name="P12">1rVLL.BL4.2 Usar diccionaris d’imatges i jocs interactius de classificació de paraules per a experimentar i descobrir l’orde alfabètic.</text:p>
          </table:table-cell>
          <table:table-cell table:style-name="Taula1.C39" office:value-type="string">
            <text:p text:style-name="P58">1rVLL.BL4.2.1 Experimenta i descobrix l’orde alfabètic usant diccionaris d’imatges i jocs interactius.</text:p>
          </table:table-cell>
          <table:table-cell table:style-name="Taula1.D39" office:value-type="string">
            <text:p text:style-name="P101">CCLI</text:p>
            <text:p text:style-name="P101">CD</text:p>
            <text:p text:style-name="P101">CAA</text:p>
          </table:table-cell>
          <table:table-cell table:style-name="Taula1.E39" office:value-type="string">
            <text:p text:style-name="_33__20_competencias"/>
          </table:table-cell>
          <table:table-cell table:style-name="Taula1.F39" office:value-type="string">
            <text:p text:style-name="_33__20_competencias"/>
          </table:table-cell>
          <table:table-cell table:style-name="Taula1.G39" office:value-type="string">
            <text:p text:style-name="_33__20_competencias"/>
          </table:table-cell>
          <table:table-cell table:style-name="Taula1.H39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40" office:value-type="string">
            <text:p text:style-name="P15"/>
          </table:table-cell>
          <table:table-cell table:style-name="Taula1.D40" office:value-type="string">
            <text:p text:style-name="P105"/>
          </table:table-cell>
          <table:table-cell table:style-name="Taula1.E40" office:value-type="string">
            <text:p text:style-name="_33__20_competencias"/>
          </table:table-cell>
          <table:table-cell table:style-name="Taula1.F40" office:value-type="string">
            <text:p text:style-name="_33__20_competencias"/>
          </table:table-cell>
          <table:table-cell table:style-name="Taula1.G40" office:value-type="string">
            <text:p text:style-name="_33__20_competencias"/>
          </table:table-cell>
          <table:table-cell table:style-name="Taula1.H40" office:value-type="string">
            <text:p text:style-name="_33__20_competencias"/>
          </table:table-cell>
        </table:table-row>
        <table:table-row table:style-name="Taula1.1">
          <table:table-cell table:style-name="Taula1.A42" table:number-rows-spanned="2" office:value-type="string">
            <text:p text:style-name="P59">Oració simple en textos orals i escrits.</text:p>
            <text:p text:style-name="P57">Col·locació de paraules per a formar oracions simples.</text:p>
          </table:table-cell>
          <table:table-cell table:style-name="Taula1.B42" table:number-rows-spanned="2" office:value-type="string">
            <text:p text:style-name="P18">1rVLL.BL4.3 <text:span text:style-name="T41">Reconéixer el concepte d’oració per a diferenciar i construir oracions, adequades al nivell, que milloren les habilitats de comprensió i expressió orals i escrites.</text:span></text:p>
          </table:table-cell>
          <table:table-cell table:style-name="Taula1.C41" office:value-type="string">
            <text:p text:style-name="P54"><text:span text:style-name="T29">1rVLL.BL</text:span><text:span text:style-name="T9">4.3.1 En la comprensió i producció de textos, orals o escrits, identifica en oracions simples la funció del substantiu per a anomenar i el verb per a indicar accions.</text:span></text:p>
          </table:table-cell>
          <table:table-cell table:style-name="Taula1.D41" office:value-type="string">
            <text:p text:style-name="P101">CCLI</text:p>
            <text:p text:style-name="P101">CAA</text:p>
            <text:p text:style-name="P101"/>
          </table:table-cell>
          <table:table-cell table:style-name="Taula1.E41" office:value-type="string">
            <text:p text:style-name="_33__20_competencias"/>
          </table:table-cell>
          <table:table-cell table:style-name="Taula1.F41" office:value-type="string">
            <text:p text:style-name="_33__20_competencias"/>
          </table:table-cell>
          <table:table-cell table:style-name="Taula1.G41" office:value-type="string">
            <text:p text:style-name="_33__20_competencias"/>
          </table:table-cell>
          <table:table-cell table:style-name="Taula1.H41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42" office:value-type="string">
            <text:p text:style-name="P17"/>
          </table:table-cell>
          <table:table-cell table:style-name="Taula1.D42" office:value-type="string">
            <text:p text:style-name="P105"/>
          </table:table-cell>
          <table:table-cell table:style-name="Taula1.E42" office:value-type="string">
            <text:p text:style-name="_33__20_competencias"/>
          </table:table-cell>
          <table:table-cell table:style-name="Taula1.F42" office:value-type="string">
            <text:p text:style-name="_33__20_competencias"/>
          </table:table-cell>
          <table:table-cell table:style-name="Taula1.G42" office:value-type="string">
            <text:p text:style-name="_33__20_competencias"/>
          </table:table-cell>
          <table:table-cell table:style-name="Taula1.H42" office:value-type="string">
            <text:p text:style-name="_33__20_competencias"/>
          </table:table-cell>
        </table:table-row>
        <table:table-row table:style-name="Taula1.1">
          <table:table-cell table:style-name="Taula1.A43" office:value-type="string">
            <text:p text:style-name="P59">Identificació de les llengües de l’entorn.</text:p>
            <text:p text:style-name="P59">Ús de les llengües cooficials de la Comunitat Valenciana.</text:p>
            <text:p text:style-name="P59">Actitud positiva davant dels usos de les llengües, evitant qualsevol acte de discriminació.</text:p>
            <text:p text:style-name="P57">Reconeixement del valencià com a element fonamental de la nostra cultura.</text:p>
          </table:table-cell>
          <table:table-cell table:style-name="Taula1.B43" office:value-type="string">
            <text:p text:style-name="P13">1rVLL.BL4.4 Reconéixer, amb ajuda de<text:bookmark text:name="id.30j0zll"/> models, la diversitat lingüística en les produccions pròpies i alienes dins i fora de l’àmbit escolar.</text:p>
          </table:table-cell>
          <table:table-cell table:style-name="Taula1.C43" office:value-type="string">
            <text:p text:style-name="P19">1rVLLBLBL4.4.1 Reconeix, a partir de models, la diversitat lingüística en les produccions pròpies i alienes de l’àmbit familiar i escolar.</text:p>
          </table:table-cell>
          <table:table-cell table:style-name="Taula1.D43" office:value-type="string">
            <text:p text:style-name="P101">CCLI</text:p>
            <text:p text:style-name="P101">CSC</text:p>
          </table:table-cell>
          <table:table-cell table:style-name="Taula1.E43" office:value-type="string">
            <text:p text:style-name="_33__20_competencias"/>
          </table:table-cell>
          <table:table-cell table:style-name="Taula1.F43" office:value-type="string">
            <text:p text:style-name="_33__20_competencias"/>
          </table:table-cell>
          <table:table-cell table:style-name="Taula1.G43" office:value-type="string">
            <text:p text:style-name="_33__20_competencias"/>
          </table:table-cell>
          <table:table-cell table:style-name="Taula1.H43" office:value-type="string">
            <text:p text:style-name="_33__20_competencias"/>
          </table:table-cell>
        </table:table-row>
        <table:table-row table:style-name="Taula1.1">
          <table:table-cell table:style-name="Taula1.A49" table:number-rows-spanned="2" office:value-type="string">
            <text:p text:style-name="P82">Perseverança davant de l’esforç, <text:soft-page-break/>força de voluntat. </text:p>
            <text:p text:style-name="P84">Constància i hàbits de treball. </text:p>
          </table:table-cell>
          <table:table-cell table:style-name="Taula1.B49" table:number-rows-spanned="2" office:value-type="string">
            <text:p text:style-name="P85">1rVLL.BL4.5 Esforçar-se i mantindre <text:soft-page-break/>l’atenció mentres realitza una activitat sense abandonar quan li costa realitzar-la.</text:p>
          </table:table-cell>
          <table:table-cell table:style-name="Taula1.C44" office:value-type="string">
            <text:p text:style-name="P96">1rVLL.BL4.5.1 S’esforça i manté l’atenció <text:soft-page-break/>mentres realitza una activitat.</text:p>
          </table:table-cell>
          <table:table-cell table:style-name="Taula1.D44" office:value-type="string">
            <text:p text:style-name="P101">CAA</text:p>
          </table:table-cell>
          <table:table-cell table:style-name="Taula1.E44" office:value-type="string">
            <text:p text:style-name="_33__20_competencias"/>
          </table:table-cell>
          <table:table-cell table:style-name="Taula1.F44" office:value-type="string">
            <text:p text:style-name="_33__20_competencias"/>
          </table:table-cell>
          <table:table-cell table:style-name="Taula1.G44" office:value-type="string">
            <text:p text:style-name="_33__20_competencias"/>
          </table:table-cell>
          <table:table-cell table:style-name="Taula1.H4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45" office:value-type="string">
            <text:p text:style-name="P20">1rVLL.BL4.5.2 Persistix en la realització d’una activitat sense abandonar encara que li coste completar-la.</text:p>
          </table:table-cell>
          <table:table-cell table:style-name="Taula1.D45" office:value-type="string">
            <text:p text:style-name="P101">SIEE</text:p>
          </table:table-cell>
          <table:table-cell table:style-name="Taula1.E45" office:value-type="string">
            <text:p text:style-name="_33__20_competencias"/>
          </table:table-cell>
          <table:table-cell table:style-name="Taula1.F45" office:value-type="string">
            <text:p text:style-name="_33__20_competencias"/>
          </table:table-cell>
          <table:table-cell table:style-name="Taula1.G45" office:value-type="string">
            <text:p text:style-name="_33__20_competencias"/>
          </table:table-cell>
          <table:table-cell table:style-name="Taula1.H45" office:value-type="string">
            <text:p text:style-name="_33__20_competencias"/>
          </table:table-cell>
        </table:table-row>
        <table:table-row table:style-name="Taula1.1">
          <table:table-cell table:style-name="Taula1.A47" table:number-rows-spanned="2" office:value-type="string">
            <text:p text:style-name="P86">Disseny de projectes individuals o col·lectius, planificació.</text:p>
          </table:table-cell>
          <table:table-cell table:style-name="Taula1.B47" table:number-rows-spanned="2" office:value-type="string">
            <text:p text:style-name="P13">1rVLL.BL4.6 Participar en el procés de planificació del desenrotllament d’un producte o una tasca, ordenar amb ajuda els passos que s’han de seguir i expressar les seues opinions sobre el resultat.</text:p>
          </table:table-cell>
          <table:table-cell table:style-name="Taula1.C49" office:value-type="string">
            <text:p text:style-name="P20">1rVLL.BL4.6.1 Participa en el procés de planificació del desenrotllament d’un producte o una tasca i ordena amb ajuda els passos que cal seguir.</text:p>
          </table:table-cell>
          <table:table-cell table:style-name="Taula1.D49" office:value-type="string">
            <text:p text:style-name="P101">CAA</text:p>
            <text:p text:style-name="P101">SIEE</text:p>
          </table:table-cell>
          <table:table-cell table:style-name="Taula1.E49" office:value-type="string">
            <text:p text:style-name="_33__20_competencias"/>
          </table:table-cell>
          <table:table-cell table:style-name="Taula1.F49" office:value-type="string">
            <text:p text:style-name="_33__20_competencias"/>
          </table:table-cell>
          <table:table-cell table:style-name="Taula1.G49" office:value-type="string">
            <text:p text:style-name="_33__20_competencias"/>
          </table:table-cell>
          <table:table-cell table:style-name="Taula1.H49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49" office:value-type="string">
            <text:p text:style-name="P19">1rVLL.BL4.6.2 Expressa els seus gustos i opinions sobre el resultat d’un producte o tasca.</text:p>
          </table:table-cell>
          <table:table-cell table:style-name="Taula1.D49" office:value-type="string">
            <text:p text:style-name="P101">CAA</text:p>
            <text:p text:style-name="P101">SIEE</text:p>
          </table:table-cell>
          <table:table-cell table:style-name="Taula1.E49" office:value-type="string">
            <text:p text:style-name="_33__20_competencias"/>
          </table:table-cell>
          <table:table-cell table:style-name="Taula1.F49" office:value-type="string">
            <text:p text:style-name="_33__20_competencias"/>
          </table:table-cell>
          <table:table-cell table:style-name="Taula1.G49" office:value-type="string">
            <text:p text:style-name="_33__20_competencias"/>
          </table:table-cell>
          <table:table-cell table:style-name="Taula1.H49" office:value-type="string">
            <text:p text:style-name="_33__20_competencias"/>
          </table:table-cell>
        </table:table-row>
        <table:table-row table:style-name="Taula1.1">
          <table:table-cell table:style-name="Taula1.A49" office:value-type="string">
            <text:p text:style-name="P83">Aplicació d’estratègies d’aprenentatge cooperatiu i per projectes.</text:p>
            <text:p text:style-name="P76">Desenrotllament de projectes en equip de forma guiada.</text:p>
            <text:p text:style-name="P89">Diàleg entre iguals sota direcció.</text:p>
          </table:table-cell>
          <table:table-cell table:style-name="Taula1.B49" office:value-type="string">
            <text:p text:style-name="P87">1rVLL.BL4.7 Participar en equips de treball de manera guiada col·laborant amb els altres membres del grup per a aconseguir metes comunes.</text:p>
          </table:table-cell>
          <table:table-cell table:style-name="Taula1.C49" office:value-type="string">
            <text:p text:style-name="P20">1rVLL.BL4.7.1 Participa amb la guia de l’adult en equips de treball col·laborant amb els altres membres del grup per a aconseguir metes comunes.</text:p>
          </table:table-cell>
          <table:table-cell table:style-name="Taula1.D49" office:value-type="string">
            <text:p text:style-name="P101">CSC</text:p>
            <text:p text:style-name="P101">CAA</text:p>
            <text:p text:style-name="P101">SIEE</text:p>
          </table:table-cell>
          <table:table-cell table:style-name="Taula1.E49" office:value-type="string">
            <text:p text:style-name="_33__20_competencias"/>
          </table:table-cell>
          <table:table-cell table:style-name="Taula1.F49" office:value-type="string">
            <text:p text:style-name="_33__20_competencias"/>
          </table:table-cell>
          <table:table-cell table:style-name="Taula1.G49" office:value-type="string">
            <text:p text:style-name="_33__20_competencias"/>
          </table:table-cell>
          <table:table-cell table:style-name="Taula1.H49" office:value-type="string">
            <text:p text:style-name="_33__20_competencias"/>
          </table:table-cell>
        </table:table-row>
        <table:table-row table:style-name="Taula1.1">
          <table:table-cell table:style-name="Taula1.A49" office:value-type="string">
            <text:p text:style-name="P22">Bones formes de conducta: es dirigix al receptor amb respecte, cuida la seua privacitat i intimitat.</text:p>
            <text:p text:style-name="P97">Iniciació a l’ús de la interacció simple per mitjà de ferramentes de comunicació en temps real amb dispositius de les TIC (videoconferència, missatgeria instantània...) en situacions de comunicació dirigides.</text:p>
          </table:table-cell>
          <table:table-cell table:style-name="Taula1.B49" office:value-type="string">
            <text:p text:style-name="P13">1rVLL.BL.4.8 <text:span text:style-name="T42">Participar en conversacions digitals, de manera guiada, utilitzant ferramentes de comunicació en temps real en dispositius de les TIC, aplicant bones formes de conducta.</text:span></text:p>
          </table:table-cell>
          <table:table-cell table:style-name="Taula1.C49" office:value-type="string">
            <text:p text:style-name="P73">1rVLL.BL.4.8.1 Participa en conversacions simulades, <text:span text:style-name="T25">de manera guiada</text:span>, utilitzant ferramentes de comunicació en temps real en dispositius de les TIC (videotelefonada, telefonia) en situacions de comunicació dirigides.</text:p>
          </table:table-cell>
          <table:table-cell table:style-name="Taula1.D49" office:value-type="string">
            <text:p text:style-name="P101">CCLI</text:p>
            <text:p text:style-name="P101">CD</text:p>
            <text:p text:style-name="P101">CSC</text:p>
          </table:table-cell>
          <table:table-cell table:style-name="Taula1.E49" office:value-type="string">
            <text:p text:style-name="_33__20_competencias"/>
          </table:table-cell>
          <table:table-cell table:style-name="Taula1.F49" office:value-type="string">
            <text:p text:style-name="_33__20_competencias"/>
          </table:table-cell>
          <table:table-cell table:style-name="Taula1.G49" office:value-type="string">
            <text:p text:style-name="_33__20_competencias"/>
          </table:table-cell>
          <table:table-cell table:style-name="Taula1.H49" office:value-type="string">
            <text:p text:style-name="_33__20_competencias"/>
          </table:table-cell>
        </table:table-row>
        <table:table-row table:style-name="Taula1.1">
          <table:table-cell table:style-name="Taula1.A50" office:value-type="string">
            <text:p text:style-name="P79"/>
          </table:table-cell>
          <table:table-cell table:style-name="Taula1.B50" office:value-type="string">
            <text:p text:style-name="P14"/>
          </table:table-cell>
          <table:table-cell table:style-name="Taula1.C50" office:value-type="string">
            <text:p text:style-name="P20">1rVLL.BL.4.8.2 Participa en conversacions simulades, <text:span text:style-name="T25">de manera guiada</text:span>, dirigint-se al receptor amb respecte i cuidant la seua privacitat i intimitat.</text:p>
          </table:table-cell>
          <table:table-cell table:style-name="Taula1.D50" office:value-type="string">
            <text:p text:style-name="P101">CCLI</text:p>
            <text:p text:style-name="P101">CD</text:p>
            <text:p text:style-name="P101">CSC</text:p>
          </table:table-cell>
          <table:table-cell table:style-name="Taula1.E50" office:value-type="string">
            <text:p text:style-name="_33__20_competencias"/>
          </table:table-cell>
          <table:table-cell table:style-name="Taula1.F50" office:value-type="string">
            <text:p text:style-name="_33__20_competencias"/>
          </table:table-cell>
          <table:table-cell table:style-name="Taula1.G50" office:value-type="string">
            <text:p text:style-name="_33__20_competencias"/>
          </table:table-cell>
          <table:table-cell table:style-name="Taula1.H50" office:value-type="string">
            <text:p text:style-name="_33__20_competencias"/>
          </table:table-cell>
        </table:table-row>
        <table:table-row table:style-name="Taula1.1">
          <table:table-cell table:style-name="Taula1.A2" table:number-columns-spanned="8" office:value-type="string">
            <text:p text:style-name="P109"><text:span text:style-name="T23">B</text:span><text:span text:style-name="T17">LOC </text:span><text:span text:style-name="T20">5</text:span><text:span text:style-name="T17">. </text:span><text:span text:style-name="T20">EDUCACIÓ LITERÀRI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4" office:value-type="string">
            <text:p text:style-name="P29">CONTINGUTS</text:p>
          </table:table-cell>
          <table:table-cell table:style-name="Taula1.A4" office:value-type="string">
            <text:p text:style-name="_33__20_gris">CRITERIS D’AVALUACIÓ</text:p>
          </table:table-cell>
          <table:table-cell table:style-name="Taula1.A4" office:value-type="string">
            <text:p text:style-name="_33__20_gris">INDICADORS D’ÈXIT</text:p>
          </table:table-cell>
          <table:table-cell table:style-name="Taula1.A4" office:value-type="string">
            <text:p text:style-name="_33__20_gris">CCLV</text:p>
          </table:table-cell>
          <table:table-cell table:style-name="Taula1.A4" office:value-type="string">
            <text:p text:style-name="P28">1<text:span text:style-name="T16">r</text:span> T</text:p>
          </table:table-cell>
          <table:table-cell table:style-name="Taula1.A4" office:value-type="string">
            <text:p text:style-name="P28">2<text:span text:style-name="T16">n</text:span> T</text:p>
          </table:table-cell>
          <table:table-cell table:style-name="Taula1.A4" office:value-type="string">
            <text:p text:style-name="P28">3<text:span text:style-name="T16">r</text:span> T</text:p>
          </table:table-cell>
          <table:table-cell table:style-name="Taula1.H4" office:value-type="string">
            <text:p text:style-name="P28">FIN</text:p>
          </table:table-cell>
        </table:table-row>
        <table:table-row table:style-name="Taula1.1">
          <table:table-cell table:style-name="Taula1.A4" table:number-rows-spanned="5" office:value-type="string">
            <text:p text:style-name="P49">Identificació en textos orals, sense <text:soft-page-break/>referències metaliteràries, de la rima i el ritme com a elements distintius de poemes i cançons i del narrador, els personatges, l’espai i el temps en contes o altres relats breus, sempre que apareguen de manera explícita.</text:p>
          </table:table-cell>
          <table:table-cell table:style-name="Taula1.A4" table:number-rows-spanned="5" office:value-type="string">
            <text:p text:style-name="P87">1rVLL.BL5.1 Identificar i anomenar amb <text:soft-page-break/>les seues pròpies paraules les diferències entre contes i altres relats, poemes i cançons i els seus elements distintius i identificar i captar el sentit d’alguns recursos retòrics quan apareixen en textos literaris mentres participa en activitats de lectura dialògica, audició col·lectiva, recitat i dramatització.</text:p>
          </table:table-cell>
          <table:table-cell table:style-name="Taula1.A4" office:value-type="string">
            <text:p text:style-name="P91"><text:span text:style-name="T9">1rVLL.BL5.1.1 Identifica i </text:span><text:span text:style-name="T5">anomena amb </text:span><text:soft-page-break/><text:span text:style-name="T5">les seues pròpies paraules</text:span><text:span text:style-name="T9"> les diferències entre textos orals narratius (contes i relats) i lírics, (poemes i cançons) d’ús habitual en l’aula.</text:span></text:p>
          </table:table-cell>
          <table:table-cell table:style-name="Taula1.A4" office:value-type="string">
            <text:p text:style-name="P102">CCLI</text:p>
            <text:p text:style-name="P102"><text:soft-page-break/>CEC</text:p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H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54" office:value-type="string">
            <text:p text:style-name="P62"><text:span text:style-name="T13">1rVLL.BL5.1.2 Identifica i</text:span><text:span text:style-name="T25"> anomena amb les seues pròpies paraules</text:span><text:span text:style-name="T13"> els elements bàsics de contes i altres relats, poemes i cançons d’ús habitual en </text:span><text:span text:style-name="T24">l’aula</text:span></text:p>
          </table:table-cell>
          <table:table-cell table:style-name="Taula1.D54" office:value-type="string">
            <text:p text:style-name="P102">CCLI</text:p>
            <text:p text:style-name="P102">CEC</text:p>
          </table:table-cell>
          <table:table-cell table:style-name="Taula1.E54" office:value-type="string">
            <text:p text:style-name="_33__20_competencias"/>
          </table:table-cell>
          <table:table-cell table:style-name="Taula1.F54" office:value-type="string">
            <text:p text:style-name="_33__20_competencias"/>
          </table:table-cell>
          <table:table-cell table:style-name="Taula1.G54" office:value-type="string">
            <text:p text:style-name="_33__20_competencias"/>
          </table:table-cell>
          <table:table-cell table:style-name="Taula1.H5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55" office:value-type="string">
            <text:p text:style-name="P62">1rVLL.BL5.1.5 Identifica i <text:span text:style-name="T25">anomena amb les seues pròpies paraules</text:span> la comparació quan apareix en textos d’ús habitual en l’aula. </text:p>
          </table:table-cell>
          <table:table-cell table:style-name="Taula1.D55" office:value-type="string">
            <text:p text:style-name="P102">CCLI</text:p>
            <text:p text:style-name="P102">CEC</text:p>
          </table:table-cell>
          <table:table-cell table:style-name="Taula1.E55" office:value-type="string">
            <text:p text:style-name="_33__20_competencias"/>
          </table:table-cell>
          <table:table-cell table:style-name="Taula1.F55" office:value-type="string">
            <text:p text:style-name="_33__20_competencias"/>
          </table:table-cell>
          <table:table-cell table:style-name="Taula1.G55" office:value-type="string">
            <text:p text:style-name="_33__20_competencias"/>
          </table:table-cell>
          <table:table-cell table:style-name="Taula1.H55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56" office:value-type="string">
            <text:p text:style-name="P114"/>
          </table:table-cell>
          <table:table-cell table:style-name="Taula1.D56" office:value-type="string">
            <text:p text:style-name="P106"/>
          </table:table-cell>
          <table:table-cell table:style-name="Taula1.E56" office:value-type="string">
            <text:p text:style-name="_33__20_competencias"/>
          </table:table-cell>
          <table:table-cell table:style-name="Taula1.F56" office:value-type="string">
            <text:p text:style-name="_33__20_competencias"/>
          </table:table-cell>
          <table:table-cell table:style-name="Taula1.G56" office:value-type="string">
            <text:p text:style-name="_33__20_competencias"/>
          </table:table-cell>
          <table:table-cell table:style-name="Taula1.H56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57" office:value-type="string">
            <text:p text:style-name="P115"/>
          </table:table-cell>
          <table:table-cell table:style-name="Taula1.D57" office:value-type="string">
            <text:p text:style-name="P106"/>
          </table:table-cell>
          <table:table-cell table:style-name="Taula1.E57" office:value-type="string">
            <text:p text:style-name="_33__20_competencias"/>
          </table:table-cell>
          <table:table-cell table:style-name="Taula1.F57" office:value-type="string">
            <text:p text:style-name="_33__20_competencias"/>
          </table:table-cell>
          <table:table-cell table:style-name="Taula1.G57" office:value-type="string">
            <text:p text:style-name="_33__20_competencias"/>
          </table:table-cell>
          <table:table-cell table:style-name="Taula1.H57" office:value-type="string">
            <text:p text:style-name="_33__20_competencias"/>
          </table:table-cell>
        </table:table-row>
        <table:table-row table:style-name="Taula1.1">
          <table:table-cell table:style-name="Taula1.A59" office:value-type="string">
            <text:p text:style-name="P49">Escolta activa i lectura dialògica en l’aula d’obres de la tradició popular, com ara faules i endevinalles, per a obtindre informació sobre l’entorn més pròxim.</text:p>
          </table:table-cell>
          <table:table-cell table:style-name="Taula1.B59" office:value-type="string">
            <text:p text:style-name="P87">1rVLL.BL5.2 Seleccionar la informació, seguint indicacions de l’adult, sobre l’entorn més pròxim o la tradició cultural, a través de la lectura o audició col·lectiva dels textos literaris dels gèneres i subgèneres adequats al nivell educatiu per a ampliar els seus coneixements i utilitzar-la en les tasques d’aprenentatge.</text:p>
          </table:table-cell>
          <table:table-cell table:style-name="Taula1.C59" office:value-type="string">
            <text:p text:style-name="P91"><text:span text:style-name="T7">1rVLL.</text:span><text:span text:style-name="T9">BL5.2.1 S</text:span><text:span text:style-name="T7">elecciona informació,</text:span><text:span text:style-name="T9"> seguint indicacions de l’adult, sobre l’entorn</text:span><text:span text:style-name="T7"> o la tradició cultural </text:span><text:span text:style-name="T9">a través de la lectura o audició col·lectiva dels textos literaris dels gèneres i subgèneres adequats al nivell educatiu per a ampliar els seus coneixements i utilitzar-la en les tasques d’aprenentatge.</text:span></text:p>
          </table:table-cell>
          <table:table-cell table:style-name="Taula1.D59" office:value-type="string">
            <text:p text:style-name="P102">CD</text:p>
            <text:p text:style-name="P102">CAA</text:p>
            <text:p text:style-name="P102">CEC</text:p>
          </table:table-cell>
          <table:table-cell table:style-name="Taula1.E59" office:value-type="string">
            <text:p text:style-name="_33__20_competencias"/>
          </table:table-cell>
          <table:table-cell table:style-name="Taula1.F59" office:value-type="string">
            <text:p text:style-name="_33__20_competencias"/>
          </table:table-cell>
          <table:table-cell table:style-name="Taula1.G59" office:value-type="string">
            <text:p text:style-name="_33__20_competencias"/>
          </table:table-cell>
          <table:table-cell table:style-name="Taula1.H59" office:value-type="string">
            <text:p text:style-name="_33__20_competencias"/>
          </table:table-cell>
        </table:table-row>
        <table:table-row table:style-name="Taula1.1">
          <table:table-cell table:style-name="Taula1.A59" office:value-type="string">
            <text:p text:style-name="P59">Elaboració, a partir de models, de contes breus i poemes senzills, de manera individual i col·lectiva aplicant recursos retòrics i mètrics adequats a l’edat.</text:p>
            <text:p text:style-name="P59">La comparació.</text:p>
            <text:p text:style-name="P59">Identificació de la comparació com a recurs literari senzill a través de l’audició o la lectura dialògica de textos literaris.</text:p>
            <text:p text:style-name="P49">Selecció raonada de les produccions a incloure en el portfolio.</text:p>
          </table:table-cell>
          <table:table-cell table:style-name="Taula1.B59" office:value-type="string">
            <text:p text:style-name="P87">1rVLL.BL5.3 Elaborar oralment de manera col·laborativa i a partir de models, contes breus i poemes senzills, incloent-hi recursos retòrics o mètrics adequats al nivell.</text:p>
          </table:table-cell>
          <table:table-cell table:style-name="Taula1.C59" office:value-type="string">
            <text:p text:style-name="P91"><text:span text:style-name="T7">1rVLL.</text:span><text:span text:style-name="T10">BL5.3.1 Elabora oralment de manera col·laborativa </text:span><text:span text:style-name="T6">a partir de models</text:span><text:span text:style-name="T10">, contes breus utilitzant adequadament les estratègies de producció oral i incloent-hi recursos retòrics adequats al nivell.</text:span></text:p>
          </table:table-cell>
          <table:table-cell table:style-name="Taula1.D59" office:value-type="string">
            <text:p text:style-name="P102">CCLI</text:p>
            <text:p text:style-name="P102">CEC</text:p>
            <text:p text:style-name="P102">SIEE</text:p>
          </table:table-cell>
          <table:table-cell table:style-name="Taula1.E59" office:value-type="string">
            <text:p text:style-name="_33__20_competencias"/>
          </table:table-cell>
          <table:table-cell table:style-name="Taula1.F59" office:value-type="string">
            <text:p text:style-name="_33__20_competencias"/>
          </table:table-cell>
          <table:table-cell table:style-name="Taula1.G59" office:value-type="string">
            <text:p text:style-name="_33__20_competencias"/>
          </table:table-cell>
          <table:table-cell table:style-name="Taula1.H59" office:value-type="string">
            <text:p text:style-name="_33__20_competencias"/>
          </table:table-cell>
        </table:table-row>
        <table:table-row table:style-name="Taula1.1">
          <table:table-cell table:style-name="Taula1.A60" office:value-type="string">
            <text:p text:style-name="P56"/>
          </table:table-cell>
          <table:table-cell table:style-name="Taula1.B60" office:value-type="string">
            <text:p text:style-name="P16"/>
          </table:table-cell>
          <table:table-cell table:style-name="Taula1.C60" office:value-type="string">
            <text:p text:style-name="P92"><text:span text:style-name="T7">1rVLL.</text:span><text:span text:style-name="T11">BL5.3.</text:span><text:span text:style-name="T8">2</text:span><text:span text:style-name="T11"> Elabora oralment de manera col·laborativa </text:span><text:span text:style-name="T6">a partir de models</text:span><text:span text:style-name="T11">, </text:span><text:soft-page-break/><text:span text:style-name="T11">poemes senzills utilitzant adequadament les estratègies de producció oral i incloent-hi recursos retòrics o mètrics adequats al nivell.</text:span></text:p>
          </table:table-cell>
          <table:table-cell table:style-name="Taula1.D60" office:value-type="string">
            <text:p text:style-name="P102">CCLI</text:p>
            <text:p text:style-name="P102">CEC</text:p>
            <text:p text:style-name="P102"><text:soft-page-break/>SIEE</text:p>
          </table:table-cell>
          <table:table-cell table:style-name="Taula1.E60" office:value-type="string">
            <text:p text:style-name="_33__20_competencias"/>
          </table:table-cell>
          <table:table-cell table:style-name="Taula1.F60" office:value-type="string">
            <text:p text:style-name="_33__20_competencias"/>
          </table:table-cell>
          <table:table-cell table:style-name="Taula1.G60" office:value-type="string">
            <text:p text:style-name="_33__20_competencias"/>
          </table:table-cell>
          <table:table-cell table:style-name="Taula1.H60" office:value-type="string">
            <text:p text:style-name="_33__20_competencias"/>
          </table:table-cell>
        </table:table-row>
        <table:table-row table:style-name="Taula1.1">
          <table:table-cell table:style-name="Taula1.A61" office:value-type="string">
            <text:p text:style-name="P23">Dramatització de fragments i diàlegs de contes, poemes i altres textos dramatitzables.</text:p>
            <text:p text:style-name="P26"><text:span text:style-name="T3">Identificació i reproducció de sons diversos: onomatopeies (</text:span><text:span text:style-name="T4">toc, toc</text:span><text:span text:style-name="T3">, </text:span><text:span text:style-name="T4">hop!</text:span><text:span text:style-name="T3">, etc.); sons d’animals (renill, grall, rugits, maulits, etc.).</text:span></text:p>
            <text:p text:style-name="P24">Adequació del llenguatge a la representació dramàtica a través de l’entonació, el ritme i el volum.</text:p>
            <text:p text:style-name="P25">Autoavaluació de les dramatitzacions pròpies i coavaluació de les dramatitzacions dels companys amb l’ajuda d’instruments d’avaluació senzills.</text:p>
          </table:table-cell>
          <table:table-cell table:style-name="Taula1.B61" office:value-type="string">
            <text:p text:style-name="P77">1rVLL.BL5.4 Participar en produccions col·lectives realitzant dramatitzacions senzilles com ara diàlegs de contes, imitació de personatges, poemes, etc., a través del joc i l’experimentació.</text:p>
          </table:table-cell>
          <table:table-cell table:style-name="Taula1.C61" office:value-type="string">
            <text:p text:style-name="P116">1rVLL.BL.5.4.1 Participa en dramatitzacions senzilles com diàlegs de contes, imitació de personatges de poemes, etc., a través del joc i l’experimentació.</text:p>
          </table:table-cell>
          <table:table-cell table:style-name="Taula1.D61" office:value-type="string">
            <text:p text:style-name="P102">CCLI</text:p>
            <text:p text:style-name="P102">CSC</text:p>
            <text:p text:style-name="P102">CEC</text:p>
          </table:table-cell>
          <table:table-cell table:style-name="Taula1.E61" office:value-type="string">
            <text:p text:style-name="_33__20_competencias"/>
          </table:table-cell>
          <table:table-cell table:style-name="Taula1.F61" office:value-type="string">
            <text:p text:style-name="_33__20_competencias"/>
          </table:table-cell>
          <table:table-cell table:style-name="Taula1.G61" office:value-type="string">
            <text:p text:style-name="_33__20_competencias"/>
          </table:table-cell>
          <table:table-cell table:style-name="Taula1.H61" office:value-type="string">
            <text:p text:style-name="_33__20_competencias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rlito" svg:font-family="Carlito"/>
    <style:font-face style:name="Calibri1" svg:font-family="Calibri" style:font-family-generic="swiss"/>
    <style:font-face style:name="Calibri3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4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icrosoft YaHei" style:font-family-complex="'Microsoft YaHe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lbany" fo:font-family="Albany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icrosoft YaHei" style:font-family-complex="'Microsoft YaHei'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true" style:font-name-asian="Mangal" style:font-family-asian="Mangal" style:font-family-generic-asian="system" style:font-pitch-asian="variable" style:font-size-asian="12pt" style:language-asian="hi" style:country-asian="IN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Table_20_Contents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Table_20_Contents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_33__20_competencias" style:display-name="3 competencias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weight-asian="bold" style:font-name-complex="Calibri" style:font-family-complex="Calibri" style:font-family-generic-complex="swiss" style:font-pitch-complex="variable" style:font-weight-complex="bold"/>
    </style:style>
    <style:style style:name="texto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family="Calibri" style:font-family-generic="swiss" style:font-pitch="variable" fo:font-size="9pt" fo:language="ca" fo:country="ES" fo:font-weight="normal" style:font-size-asian="9pt" style:font-weight-asian="normal" style:font-name-complex="Calibri" style:font-family-complex="Calibri" style:font-family-generic-complex="swiss" style:font-pitch-complex="variable" style:font-weight-complex="normal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2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2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9pt" fo:language="ca" fo:country="ES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language="ca" fo:country="ES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32__20_contenidos" style:display-name="2 contenidos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fo:color="#000000" style:font-name="Calibri" fo:font-family="Calibri" style:font-family-generic="swiss" style:font-pitch="variable" fo:language="ca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4__20_números" style:display-name="4 número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4" style:font-family-asian="Calibri" style:font-family-generic-asian="system" style:font-pitch-asian="variable" style:font-size-asian="11pt" style:language-asian="hi" style:country-asian="IN" style:font-weight-asian="bold"/>
    </style:style>
    <style:style style:name="_33__20_comp" style:display-name="3 comp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4" style:font-family-asian="Calibri" style:font-family-generic-asian="system" style:font-pitch-asian="variable" style:font-size-asian="12pt" style:language-asian="hi" style:country-asian="IN" style:font-weight-asian="bold"/>
    </style:style>
    <style:style style:name="gris" style:family="paragraph" style:default-outline-level="">
      <style:paragraph-properties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4" style:font-family-asian="Calibri" style:font-family-generic-asian="system" style:font-pitch-asian="variable" style:font-size-asian="11pt" style:language-asian="hi" style:country-asian="IN" style:font-weight-asian="bold"/>
    </style:style>
    <style:style style:name="_35__20_competencias" style:display-name="5 competencia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fo:font-weight="bold" style:letter-kerning="true" style:font-name-asian="Calibri4" style:font-family-asian="Calibri" style:font-family-generic-asian="system" style:font-pitch-asian="variable" style:font-size-asian="9pt" style:language-asian="hi" style:country-asian="IN" style:font-weight-asian="bold"/>
    </style:style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3" style:font-family-asian="Calibri" style:font-pitch-asian="variable" style:font-size-asian="9pt" style:language-asian="hi" style:country-asian="IN"/>
    </style:style>
    <style:style style:name="Texto_20_independiente_20_2" style:display-name="Texto independiente 2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3" style:font-family-asian="Calibri" style:font-pitch-asian="variable" style:font-size-asian="9pt" style:language-asian="hi" style:country-asian="IN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cm" style:contextual-spacing="false" fo:text-align="start" style:justify-single-word="false" fo:orphans="0" fo:widows="0" fo:text-indent="0cm" style:auto-text-indent="false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WW-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3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roman" style:font-pitch="variable" fo:font-size="14pt" fo:language="es" fo:country="ES" style:letter-kerning="true" style:font-name-asian="Liberation Sans1" style:font-family-asian="'Liberation Sans'" style:font-pitch-asian="variable" style:font-size-asian="14pt" style:language-asian="hi" style:country-asian="IN"/>
    </style:style>
    <style:style style:name="Cuadrícula_20_mediana_20_2" style:display-name="Cuadrícula mediana 2" style:family="paragraph" style:default-outline-level=""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style:font-name="Calibri2" fo:font-family="Calibri" style:font-family-generic="roman" style:font-pitch="variable" fo:font-size="9pt" fo:language="es" fo:country="ES" style:font-name-asian="Calibri4" style:font-family-asian="Calibri" style:font-family-generic-asian="system" style:font-pitch-asian="variable" style:font-size-asian="9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_33__20_contenidos" style:display-name="3 contenidos" style:family="paragraph" style:default-outline-level="">
      <style:paragraph-properties fo:margin-top="0cm" fo:margin-bottom="0cm" style:contextual-spacing="false" fo:text-align="center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4" style:font-family-asian="Calibri" style:font-family-generic-asian="system" style:font-pitch-asian="variable" style:font-size-asian="12pt" style:language-asian="hi" style:country-asian="IN" style:font-weight-asian="bold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2pt" fo:language="es" fo:country="ES" style:letter-kerning="true" style:font-name-asian="Verdana1" style:font-family-asian="Verdana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76cm" fo:margin-bottom="0.21cm" style:contextual-spacing="false"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2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3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2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rial1" fo:font-family="Arial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WW-Fuente_20_de_20_párrafo_20_predeter." style:display-name="WW-Fuente de párrafo predeter." style:family="text"/>
    <style:style style:name="WW-Absatz-Standardschriftart111" style:family="text"/>
    <style:style style:name="WW-Fuente_20_de_20_párrafo_20_predeter.1" style:display-name="WW-Fuente de párrafo predeter.1" style:family="text"/>
    <style:style style:name="Numbering_20_Symbols" style:display-name="Numbering Symbols" style:family="text"/>
    <style:style style:name="WW-Absatz-Standardschriftart111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ie_20_de_20_página_20_Car" style:display-name="Pie de página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Encabezado_20_Car" style:display-name="Encabezado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WW-Absatz-Standardschriftart11111111111" style:family="text"/>
    <style:style style:name="Énfasis_20_sutil" style:display-name="Énfasis sutil" style:family="text" style:parent-style-name="WW-Fuente_20_de_20_párrafo_20_predeter.1">
      <style:text-properties fo:color="#808080" fo:font-style="italic" style:font-style-asian="italic" style:font-style-complex="italic"/>
    </style:style>
    <style:style style:name="WW-Absatz-Standardschriftart11111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ListLabel_20_14" style:display-name="ListLabel 14" style:family="text">
      <style:text-properties style:font-name-asian="Times" style:font-family-asian="Times" style:font-family-generic-asian="system" style:font-pitch-asian="variable"/>
    </style:style>
    <style:style style:name="ListLabel_20_13" style:display-name="ListLabel 13" style:family="text">
      <style:text-properties style:font-name-asian="Andale Sans UI" style:font-family-asian="'Andale Sans UI'" style:font-family-generic-asian="system" style:font-pitch-asian="variable"/>
    </style:style>
    <style:style style:name="ListLabel_20_12" style:display-name="ListLabel 12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11" style:display-name="ListLabel 11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10" style:display-name="ListLabel 10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9" style:display-name="ListLabel 9" style:family="text">
      <style:text-properties style:font-name-asian="Albany1" style:font-family-asian="Albany" style:font-family-generic-asian="system" style:font-pitch-asian="variable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style:font-name-asian="Times" style:font-family-asian="Times" style:font-family-generic-asian="system" style:font-pitch-asian="variable"/>
    </style:style>
    <style:style style:name="ListLabel_20_6" style:display-name="ListLabel 6" style:family="text">
      <style:text-properties style:font-name-asian="Andale Sans UI" style:font-family-asian="'Andale Sans UI'" style:font-family-generic-asian="system" style:font-pitch-asian="variable"/>
    </style:style>
    <style:style style:name="ListLabel_20_5" style:display-name="ListLabel 5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4" style:display-name="ListLabel 4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3" style:display-name="ListLabel 3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2" style:display-name="ListLabel 2" style:family="text">
      <style:text-properties style:font-name-asian="Albany1" style:font-family-asian="Albany" style:font-family-generic-asian="system" style:font-pitch-asian="variable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Texto_20_de_20_cuerpo_20_Car" style:display-name="Texto de cuerpo Car" style:family="text">
      <style:text-properties style:font-name="Times New Roman" fo:font-family="'Times New Roman'" style:font-family-generic="roman" style:font-pitch="variable" fo:font-size="12pt" fo:language="es" fo:country="ES" style:letter-kerning="true" style:font-name-asian="Mangal" style:font-family-asian="Mangal" style:font-family-generic-asian="system" style:font-pitch-asian="variable" style:font-size-asian="12pt" style:language-asian="hi" style:country-asian="IN"/>
    </style:style>
    <style:style style:name="Título_20_7_20_Car" style:display-name="Título 7 Car" style:family="text">
      <style:text-properties fo:color="#404040" style:font-name="Calibri2" fo:font-family="Calibri" style:font-family-generic="roman" style:font-pitch="variable" fo:font-size="14pt" fo:language="es" fo:country="ES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/>
    </style:style>
    <style:style style:name="WW8Num1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2z1" style:family="text">
      <style:text-properties fo:font-size="12pt" style:font-size-asian="12pt"/>
    </style:style>
    <style:style style:name="WW8Num12z0" style:family="text">
      <style:text-properties fo:color="#0070c0" style:font-name="Arial1" fo:font-family="Arial" style:font-family-generic="roman" style:font-pitch="variable" fo:font-size="9pt" style:font-name-asian="Arial2" style:font-family-asian="Arial" style:font-family-generic-asian="system" style:font-pitch-asian="variable" style:font-size-asian="9pt"/>
    </style:style>
    <style:style style:name="WW8Num11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0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1" style:family="text"/>
    <style:style style:name="WW-Absatz-Standardschriftart11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Fuente_20_de_20_párrafo_20_predeter.3" style:display-name="Fuente de párrafo predeter.3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90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83.7cm" fo:page-height="21.001cm" style:num-format="1" style:print-orientation="landscape" fo:margin-top="1.499cm" fo:margin-bottom="0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97.899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107.3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119.0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125.7cm" style:num-format="1" style:print-orientation="portrait" fo:margin-top="1.499cm" fo:margin-bottom="0.7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9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9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3">
      <style:footer>
        <text:p text:style-name="MP1"><text:page-number text:select-page="current">0</text:page-number></text:p>
      </style:footer>
    </style:master-page>
    <style:master-page style:name="_33_" style:display-name="3" style:page-layout-name="Mpm4">
      <style:footer>
        <text:p text:style-name="MP1"><text:page-number text:select-page="current">0</text:page-number></text:p>
      </style:footer>
    </style:master-page>
    <style:master-page style:name="_34_" style:display-name="4" style:page-layout-name="Mpm5">
      <style:footer>
        <text:p text:style-name="MP1"><text:page-number text:select-page="current">0</text:page-number></text:p>
      </style:footer>
    </style:master-page>
    <style:master-page style:name="_35_" style:display-name="5" style:page-layout-name="Mpm6">
      <style:footer>
        <text:p text:style-name="MP1"><text:page-number text:select-page="current">0</text:page-number></text:p>
      </style:footer>
    </style:master-page>
    <style:master-page style:name="_36_" style:display-name="6" style:page-layout-name="Mpm7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or</meta:initial-creator>
    <meta:creation-date>2014-09-24T18:48:00</meta:creation-date>
    <dc:date>2016-08-01T03:55:39.144206729</dc:date>
    <meta:editing-cycles>211</meta:editing-cycles>
    <meta:editing-duration>P1DT12H58M7S</meta:editing-duration>
    <meta:generator>LibreOffice/4.2.8.2$Linux_X86_64 LibreOffice_project/420m0$Build-2</meta:generator>
    <meta:document-statistic meta:table-count="1" meta:image-count="0" meta:object-count="0" meta:page-count="9" meta:paragraph-count="277" meta:word-count="2841" meta:character-count="19605" meta:non-whitespace-character-count="17003"/>
  </office:meta>
</office:document-meta>
</file>